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38.A2" style:family="table-cell">
      <style:table-cell-properties fo:padding="0.0382in" fo:border-left="0.5pt solid #000000" fo:border-right="0.5pt solid #000000" fo:border-top="none" fo:border-bottom="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5pt solid #000000"/>
    </style:style>
    <style:style style:name="Table21.A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20.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9.A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8.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2.A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5pt solid #000000"/>
    </style:style>
    <style:style style:name="Table10.A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4.A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5pt solid #000000"/>
    </style:style>
    <style:style style:name="Table15.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1.A2" style:family="table-cell">
      <style:table-cell-properties fo:padding="0.0382in" fo:border-left="0.5pt solid #000000" fo:border-right="0.5pt solid #000000" fo:border-top="none" fo:border-bottom="0.5pt solid #000000"/>
    </style:style>
    <style:style style:name="Table5" style:family="table">
      <style:table-properties style:width="6.925in" fo:break-before="page"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7.A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5pt solid #000000"/>
    </style:style>
    <style:style style:name="Table40.A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5pt solid #000000"/>
    </style:style>
    <style:style style:name="Table17.A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18.A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9.A2" style:family="table-cell">
      <style:table-cell-properties fo:padding="0.0382in" fo:border-left="0.5pt solid #000000" fo:border-right="0.5pt solid #000000" fo:border-top="none" fo:border-bottom="0.5pt solid #000000"/>
    </style:style>
    <style:style style:name="Table16" style:family="table">
      <style:table-properties style:width="6.8486in" table:align="margins"/>
    </style:style>
    <style:style style:name="Table16.A" style:family="table-column">
      <style:table-column-properties style:column-width="6.8486in" style:rel-column-width="65535*"/>
    </style:style>
    <style:style style:name="Table16.A1" style:family="table-cell">
      <style:table-cell-properties fo:padding="0.0382in" fo:border="0.5pt solid #000000"/>
    </style:style>
    <style:style style:name="Table16" style:family="table">
      <style:table-properties style:width="6.8486in" table:align="margins"/>
    </style:style>
    <style:style style:name="Table16.A" style:family="table-column">
      <style:table-column-properties style:column-width="6.8486in" style:rel-column-width="65535*"/>
    </style:style>
    <style:style style:name="Table16.A1" style:family="table-cell">
      <style:table-cell-properties fo:padding="0.0382in" fo:border="0.5pt solid #000000"/>
    </style:style>
    <style:style style:name="P1" style:family="paragraph" style:parent-style-name="Table_20_Contents">
      <style:text-properties fo:font-size="13pt" officeooo:rsid="0017650d" officeooo:paragraph-rsid="00259f4d" style:font-size-asian="13pt" style:font-size-complex="13pt"/>
    </style:style>
    <style:style style:name="P2" style:family="paragraph" style:parent-style-name="Standard">
      <style:text-properties fo:font-size="14pt" fo:font-weight="bold" officeooo:rsid="00429685" officeooo:paragraph-rsid="00429685" style:font-size-asian="14pt" style:font-weight-asian="bold" style:font-size-complex="14pt" style:font-weight-complex="bold"/>
    </style:style>
    <style:style style:name="P3" style:family="paragraph" style:parent-style-name="Standard">
      <style:text-properties fo:font-size="14pt" fo:font-weight="bold" officeooo:rsid="00818a3a" officeooo:paragraph-rsid="00818a3a" style:font-weight-asian="bold" style:font-weight-complex="bold"/>
    </style:style>
    <style:style style:name="P4" style:family="paragraph" style:parent-style-name="Standard">
      <style:text-properties officeooo:paragraph-rsid="00259f4d"/>
    </style:style>
    <style:style style:name="P5" style:family="paragraph" style:parent-style-name="Standard">
      <style:text-properties fo:font-size="12pt" fo:font-weight="normal" officeooo:rsid="00aa62d3" officeooo:paragraph-rsid="00aa62d3" style:font-size-asian="10.5pt" style:font-weight-asian="normal" style:font-size-complex="12pt" style:font-weight-complex="normal"/>
    </style:style>
    <style:style style:name="P6" style:family="paragraph" style:parent-style-name="Standard">
      <style:text-properties fo:font-size="12pt" fo:font-weight="normal" officeooo:rsid="0062379f" officeooo:paragraph-rsid="00aa62d3" style:font-size-asian="10.5pt" style:font-weight-asian="normal" style:font-size-complex="12pt" style:font-weight-complex="normal"/>
    </style:style>
    <style:style style:name="P7" style:family="paragraph" style:parent-style-name="Standard">
      <style:text-properties fo:font-size="12pt" fo:font-weight="normal" officeooo:rsid="00aa9f2b" officeooo:paragraph-rsid="00aa9f2b" style:font-size-asian="10.5pt" style:font-weight-asian="normal" style:font-size-complex="12pt" style:font-weight-complex="normal"/>
    </style:style>
    <style:style style:name="P8" style:family="paragraph" style:parent-style-name="Standard">
      <style:text-properties fo:font-size="12pt" officeooo:rsid="0087a021" officeooo:paragraph-rsid="00f9b20e"/>
    </style:style>
    <style:style style:name="P9" style:family="paragraph" style:parent-style-name="Standard">
      <style:text-properties fo:font-size="12pt" officeooo:rsid="0087a021" officeooo:paragraph-rsid="017b22df"/>
    </style:style>
    <style:style style:name="P10" style:family="paragraph" style:parent-style-name="Standard">
      <style:text-properties fo:font-size="12pt" officeooo:rsid="0087a021" officeooo:paragraph-rsid="017bb9ac"/>
    </style:style>
    <style:style style:name="P11" style:family="paragraph" style:parent-style-name="Standard">
      <style:text-properties fo:font-size="12pt" officeooo:rsid="0087a021" officeooo:paragraph-rsid="017c2b99"/>
    </style:style>
    <style:style style:name="P12" style:family="paragraph" style:parent-style-name="Standard">
      <style:text-properties fo:font-size="12pt" officeooo:rsid="0087a021" officeooo:paragraph-rsid="0188c047"/>
    </style:style>
    <style:style style:name="P13" style:family="paragraph" style:parent-style-name="Standard">
      <style:text-properties fo:font-size="12pt" officeooo:rsid="0087a021" officeooo:paragraph-rsid="0188e72f"/>
    </style:style>
    <style:style style:name="P14" style:family="paragraph" style:parent-style-name="Standard">
      <style:text-properties fo:font-size="12pt" officeooo:rsid="0087a021" officeooo:paragraph-rsid="0188f145"/>
    </style:style>
    <style:style style:name="P15" style:family="paragraph" style:parent-style-name="Standard">
      <style:text-properties fo:font-size="12pt" officeooo:rsid="0087a021" officeooo:paragraph-rsid="019fef25"/>
    </style:style>
    <style:style style:name="P16" style:family="paragraph" style:parent-style-name="Table_20_Contents">
      <style:paragraph-properties fo:text-align="end" style:justify-single-word="false"/>
      <style:text-properties fo:font-size="12pt" officeooo:rsid="019b0d1a" officeooo:paragraph-rsid="019b0d1a" style:font-size-asian="12pt" style:font-size-complex="12pt"/>
    </style:style>
    <style:style style:name="P17" style:family="paragraph" style:parent-style-name="Standard">
      <style:text-properties officeooo:rsid="004d8be1" officeooo:paragraph-rsid="004f64aa"/>
    </style:style>
    <style:style style:name="P18" style:family="paragraph" style:parent-style-name="Standard">
      <style:text-properties officeooo:rsid="004139c1" officeooo:paragraph-rsid="006b2f26"/>
    </style:style>
    <style:style style:name="P19" style:family="paragraph" style:parent-style-name="Table_20_Contents">
      <style:text-properties officeooo:rsid="0070a0fd" officeooo:paragraph-rsid="0070a0fd"/>
    </style:style>
    <style:style style:name="P20" style:family="paragraph" style:parent-style-name="Standard">
      <style:text-properties officeooo:rsid="0053d86c" officeooo:paragraph-rsid="004f64aa"/>
    </style:style>
    <style:style style:name="P21" style:family="paragraph" style:parent-style-name="Standard">
      <style:text-properties officeooo:rsid="00818a3a" officeooo:paragraph-rsid="00818a3a"/>
    </style:style>
    <style:style style:name="P22" style:family="paragraph" style:parent-style-name="Standard">
      <style:text-properties officeooo:rsid="00818a3a" officeooo:paragraph-rsid="00ae1b95"/>
    </style:style>
    <style:style style:name="P23" style:family="paragraph" style:parent-style-name="Standard">
      <style:paragraph-properties fo:text-align="start" style:justify-single-word="false"/>
      <style:text-properties officeooo:rsid="00818a3a" officeooo:paragraph-rsid="00ae1b95"/>
    </style:style>
    <style:style style:name="P24" style:family="paragraph" style:parent-style-name="Standard">
      <style:text-properties officeooo:rsid="00818a3a" officeooo:paragraph-rsid="019bfaca"/>
    </style:style>
    <style:style style:name="P25" style:family="paragraph" style:parent-style-name="Standard">
      <style:text-properties officeooo:rsid="00818a3a" officeooo:paragraph-rsid="019d8dc1"/>
    </style:style>
    <style:style style:name="P26" style:family="paragraph" style:parent-style-name="Standard">
      <style:text-properties officeooo:rsid="0087a021" officeooo:paragraph-rsid="00828f93"/>
    </style:style>
    <style:style style:name="P27" style:family="paragraph" style:parent-style-name="Standard">
      <style:text-properties officeooo:rsid="0087a021" officeooo:paragraph-rsid="00b0c3a7"/>
    </style:style>
    <style:style style:name="P28" style:family="paragraph" style:parent-style-name="Table_20_Contents">
      <style:text-properties officeooo:rsid="0087a021" officeooo:paragraph-rsid="00f9b20e"/>
    </style:style>
    <style:style style:name="P29" style:family="paragraph" style:parent-style-name="Table_20_Contents">
      <style:text-properties officeooo:rsid="0087a021" officeooo:paragraph-rsid="010f00c7"/>
    </style:style>
    <style:style style:name="P30" style:family="paragraph" style:parent-style-name="Standard">
      <style:text-properties officeooo:rsid="0087a021" officeooo:paragraph-rsid="010f00c7"/>
    </style:style>
    <style:style style:name="P31" style:family="paragraph" style:parent-style-name="Standard">
      <style:paragraph-properties fo:text-align="start" style:justify-single-word="false"/>
      <style:text-properties officeooo:rsid="0087a021" officeooo:paragraph-rsid="00ae1b95"/>
    </style:style>
    <style:style style:name="P32" style:family="paragraph" style:parent-style-name="Standard">
      <style:text-properties officeooo:rsid="0087a021" officeooo:paragraph-rsid="0160534b"/>
    </style:style>
    <style:style style:name="P33" style:family="paragraph" style:parent-style-name="Standard">
      <style:text-properties officeooo:rsid="0087a021" officeooo:paragraph-rsid="0163c5a5"/>
    </style:style>
    <style:style style:name="P34" style:family="paragraph" style:parent-style-name="Standard">
      <style:text-properties officeooo:rsid="0087a021" officeooo:paragraph-rsid="015c7b9f"/>
    </style:style>
    <style:style style:name="P35" style:family="paragraph" style:parent-style-name="Standard">
      <style:text-properties officeooo:rsid="0087a021" officeooo:paragraph-rsid="0181bf8a"/>
    </style:style>
    <style:style style:name="P36" style:family="paragraph" style:parent-style-name="Standard">
      <style:text-properties officeooo:rsid="0087a021" officeooo:paragraph-rsid="0191d8fc"/>
    </style:style>
    <style:style style:name="P37" style:family="paragraph" style:parent-style-name="Table_20_Contents">
      <style:text-properties officeooo:rsid="0087a021" officeooo:paragraph-rsid="0191d8fc"/>
    </style:style>
    <style:style style:name="P38" style:family="paragraph" style:parent-style-name="Standard">
      <style:text-properties officeooo:rsid="0087a021" officeooo:paragraph-rsid="01958136"/>
    </style:style>
    <style:style style:name="P39" style:family="paragraph" style:parent-style-name="Table_20_Contents">
      <style:text-properties officeooo:rsid="0087a021" officeooo:paragraph-rsid="019fef25"/>
    </style:style>
    <style:style style:name="P40" style:family="paragraph" style:parent-style-name="Standard">
      <style:text-properties officeooo:rsid="00ac4f5b" officeooo:paragraph-rsid="00ac4f5b"/>
    </style:style>
    <style:style style:name="P41" style:family="paragraph" style:parent-style-name="Standard">
      <style:text-properties style:text-underline-style="solid" style:text-underline-width="auto" style:text-underline-color="font-color" fo:font-weight="bold" officeooo:rsid="00df116b" officeooo:paragraph-rsid="00df116b" style:font-weight-asian="bold" style:font-weight-complex="bold"/>
    </style:style>
    <style:style style:name="P42" style:family="paragraph" style:parent-style-name="Standard">
      <style:text-properties style:text-underline-style="solid" style:text-underline-width="auto" style:text-underline-color="font-color" fo:font-weight="bold" officeooo:rsid="01539edf" officeooo:paragraph-rsid="01539edf" style:font-weight-asian="bold" style:font-weight-complex="bold"/>
    </style:style>
    <style:style style:name="P43" style:family="paragraph" style:parent-style-name="Standard">
      <style:text-properties style:text-underline-style="solid" style:text-underline-width="auto" style:text-underline-color="font-color" fo:font-weight="bold" officeooo:rsid="0161b8a1" officeooo:paragraph-rsid="0161b8a1" style:font-weight-asian="bold" style:font-weight-complex="bold"/>
    </style:style>
    <style:style style:name="P44" style:family="paragraph" style:parent-style-name="Standard">
      <style:text-properties style:text-underline-style="solid" style:text-underline-width="auto" style:text-underline-color="font-color" fo:font-weight="bold" officeooo:rsid="0191a953" officeooo:paragraph-rsid="0191a953" style:font-weight-asian="bold" style:font-weight-complex="bold"/>
    </style:style>
    <style:style style:name="P45" style:family="paragraph" style:parent-style-name="Table_20_Contents">
      <style:text-properties style:font-name="Liberation Serif" fo:font-style="italic" officeooo:rsid="0083d041" officeooo:paragraph-rsid="00ae1b95" style:font-style-asian="italic" style:font-style-complex="italic"/>
    </style:style>
    <style:style style:name="P46" style:family="paragraph" style:parent-style-name="Table_20_Contents">
      <style:text-properties style:font-name="Liberation Serif" fo:font-style="italic" officeooo:rsid="0083d041" officeooo:paragraph-rsid="0153dbe2" style:font-style-asian="italic" style:font-style-complex="italic"/>
    </style:style>
    <style:style style:name="P47" style:family="paragraph" style:parent-style-name="Table_20_Contents">
      <style:text-properties style:font-name="Liberation Serif" fo:font-style="italic" officeooo:rsid="0083d041" officeooo:paragraph-rsid="015c7b9f" style:font-style-asian="italic" style:font-style-complex="italic"/>
    </style:style>
    <style:style style:name="P48" style:family="paragraph" style:parent-style-name="Table_20_Contents">
      <style:text-properties style:font-name="Liberation Serif" fo:font-style="italic" officeooo:rsid="0083d041" officeooo:paragraph-rsid="0160534b" style:font-style-asian="italic" style:font-style-complex="italic"/>
    </style:style>
    <style:style style:name="P49" style:family="paragraph" style:parent-style-name="Table_20_Contents">
      <style:text-properties style:font-name="Liberation Serif" fo:font-style="italic" officeooo:rsid="0083d041" officeooo:paragraph-rsid="01649f4a" style:font-style-asian="italic" style:font-style-complex="italic"/>
    </style:style>
    <style:style style:name="P50" style:family="paragraph" style:parent-style-name="Table_20_Contents">
      <style:text-properties style:font-name="Liberation Serif" fo:font-style="italic" officeooo:rsid="0083d041" officeooo:paragraph-rsid="0188f145" style:font-style-asian="italic" style:font-style-complex="italic"/>
    </style:style>
    <style:style style:name="P51" style:family="paragraph" style:parent-style-name="Table_20_Contents">
      <style:text-properties style:font-name="Liberation Serif" fo:font-style="italic" officeooo:rsid="0083d041" officeooo:paragraph-rsid="019f8cc4" style:font-style-asian="italic" style:font-style-complex="italic"/>
    </style:style>
    <style:style style:name="P52" style:family="paragraph" style:parent-style-name="Table_20_Contents">
      <style:text-properties style:font-name="Liberation Serif" fo:font-style="italic" officeooo:rsid="0083d041" officeooo:paragraph-rsid="019fef25" style:font-style-asian="italic" style:font-style-complex="italic"/>
    </style:style>
    <style:style style:name="P53"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ffee7e" officeooo:paragraph-rsid="00ffee7e" style:font-weight-asian="bold" style:font-weight-complex="bold"/>
    </style:style>
    <style:style style:name="P54"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17b22df" officeooo:paragraph-rsid="017b22df" style:font-weight-asian="bold" style:font-weight-complex="bold"/>
    </style:style>
    <style:style style:name="P55" style:family="paragraph" style:parent-style-name="Table_20_Contents">
      <style:text-properties style:font-name="Liberation Serif" fo:font-weight="normal" officeooo:rsid="00ae1b95" officeooo:paragraph-rsid="017bb9ac" style:font-weight-asian="normal" style:font-weight-complex="normal"/>
    </style:style>
    <style:style style:name="P56" style:family="paragraph" style:parent-style-name="Table_20_Contents">
      <style:text-properties style:font-name="Liberation Serif" fo:font-weight="normal" officeooo:rsid="00ae1b95" officeooo:paragraph-rsid="0181bf8a" style:font-weight-asian="normal" style:font-weight-complex="normal"/>
    </style:style>
    <style:style style:name="P57" style:family="paragraph" style:parent-style-name="Table_20_Contents">
      <style:text-properties style:font-name="Liberation Serif" fo:font-weight="normal" officeooo:rsid="00ae1b95" officeooo:paragraph-rsid="0188c047" style:font-weight-asian="normal" style:font-weight-complex="normal"/>
    </style:style>
    <style:style style:name="P58" style:family="paragraph" style:parent-style-name="Table_20_Contents">
      <style:text-properties style:font-name="Liberation Serif" fo:font-weight="normal" officeooo:rsid="00ae1b95" officeooo:paragraph-rsid="0188e72f" style:font-weight-asian="normal" style:font-weight-complex="normal"/>
    </style:style>
    <style:style style:name="P59" style:family="paragraph" style:parent-style-name="Table_20_Contents">
      <style:text-properties style:font-name="Liberation Serif" fo:font-style="normal" officeooo:rsid="0191d8fc" officeooo:paragraph-rsid="0191d8fc" style:font-style-asian="normal" style:font-style-complex="normal"/>
    </style:style>
    <style:style style:name="P60" style:family="paragraph" style:parent-style-name="Table_20_Contents">
      <style:paragraph-properties fo:text-align="end" style:justify-single-word="false"/>
      <style:text-properties fo:font-size="8pt" officeooo:rsid="00dc4b3f" officeooo:paragraph-rsid="00dc4b3f" style:font-size-asian="12.25pt" style:font-size-complex="14pt"/>
    </style:style>
    <style:style style:name="P61" style:family="paragraph" style:parent-style-name="Standard">
      <style:text-properties officeooo:rsid="00df116b" officeooo:paragraph-rsid="00df116b"/>
    </style:style>
    <style:style style:name="P62" style:family="paragraph" style:parent-style-name="Standard">
      <style:text-properties officeooo:rsid="014fc22d" officeooo:paragraph-rsid="014fc22d"/>
    </style:style>
    <style:style style:name="P63" style:family="paragraph" style:parent-style-name="Standard">
      <style:text-properties fo:font-weight="bold" officeooo:rsid="00818a3a" officeooo:paragraph-rsid="00ae1b95" style:font-weight-asian="bold" style:font-weight-complex="bold"/>
    </style:style>
    <style:style style:name="P64" style:family="paragraph" style:parent-style-name="Standard">
      <style:text-properties officeooo:rsid="0157ca67" officeooo:paragraph-rsid="0157ca67"/>
    </style:style>
    <style:style style:name="P65" style:family="paragraph" style:parent-style-name="Standard">
      <style:text-properties officeooo:rsid="015c7b9f" officeooo:paragraph-rsid="015c7b9f"/>
    </style:style>
    <style:style style:name="P66" style:family="paragraph" style:parent-style-name="Standard">
      <style:text-properties officeooo:rsid="01640185" officeooo:paragraph-rsid="01640185"/>
    </style:style>
    <style:style style:name="P67" style:family="paragraph" style:parent-style-name="Standard">
      <style:text-properties officeooo:rsid="01649f4a" officeooo:paragraph-rsid="01649f4a"/>
    </style:style>
    <style:style style:name="P68" style:family="paragraph" style:parent-style-name="Standard">
      <style:text-properties officeooo:rsid="0167f1e8" officeooo:paragraph-rsid="0167f1e8"/>
    </style:style>
    <style:style style:name="P69" style:family="paragraph" style:parent-style-name="Standard">
      <style:text-properties officeooo:rsid="0161b8a1" officeooo:paragraph-rsid="0161b8a1"/>
    </style:style>
    <style:style style:name="P70" style:family="paragraph" style:parent-style-name="Standard">
      <style:text-properties officeooo:rsid="0161b8a1" officeooo:paragraph-rsid="01958136"/>
    </style:style>
    <style:style style:name="P71" style:family="paragraph" style:parent-style-name="Standard">
      <style:text-properties fo:font-size="10.5pt" fo:font-weight="normal" officeooo:rsid="00429685" officeooo:paragraph-rsid="00429685" style:font-size-asian="9.14999961853027pt" style:font-weight-asian="normal" style:font-size-complex="10.5pt" style:font-weight-complex="normal"/>
    </style:style>
    <style:style style:name="P72" style:family="paragraph" style:parent-style-name="Standard">
      <style:text-properties officeooo:rsid="019bfaca" officeooo:paragraph-rsid="019bfaca"/>
    </style:style>
    <style:style style:name="P73" style:family="paragraph" style:parent-style-name="Standard">
      <style:text-properties officeooo:paragraph-rsid="0188e72f"/>
    </style:style>
    <style:style style:name="P74" style:family="paragraph" style:parent-style-name="Standard">
      <style:text-properties officeooo:rsid="01045db4" officeooo:paragraph-rsid="01a782ff"/>
    </style:style>
    <style:style style:name="P75" style:family="paragraph" style:parent-style-name="Standard">
      <style:text-properties fo:font-size="10pt" officeooo:rsid="00818a3a" officeooo:paragraph-rsid="00ae1b95"/>
    </style:style>
    <style:style style:name="P76" style:family="paragraph" style:parent-style-name="Table_20_Contents">
      <style:text-properties style:font-name="Consolas" officeooo:paragraph-rsid="00ae1b95"/>
    </style:style>
    <style:style style:name="P77" style:family="paragraph" style:parent-style-name="Table_20_Contents">
      <style:text-properties style:font-name="Consolas" officeooo:paragraph-rsid="0153dbe2"/>
    </style:style>
    <style:style style:name="P78" style:family="paragraph" style:parent-style-name="Table_20_Contents">
      <style:text-properties style:font-name="Consolas" officeooo:paragraph-rsid="019f8cc4"/>
    </style:style>
    <style:style style:name="P79" style:family="paragraph" style:parent-style-name="Table_20_Contents">
      <style:text-properties style:font-name="Consolas" officeooo:rsid="00e62df1" officeooo:paragraph-rsid="017bb9ac"/>
    </style:style>
    <style:style style:name="P80" style:family="paragraph" style:parent-style-name="Table_20_Contents">
      <style:text-properties style:font-name="Consolas" officeooo:rsid="00e62df1" officeooo:paragraph-rsid="0188c047"/>
    </style:style>
    <style:style style:name="P81" style:family="paragraph" style:parent-style-name="Table_20_Contents">
      <style:text-properties style:font-name="Consolas" officeooo:rsid="00e62df1" officeooo:paragraph-rsid="0188e72f"/>
    </style:style>
    <style:style style:name="P82" style:family="paragraph" style:parent-style-name="Table_20_Contents">
      <style:text-properties style:font-name="Consolas" officeooo:rsid="00e62df1" officeooo:paragraph-rsid="0181bf8a"/>
    </style:style>
    <style:style style:name="P83" style:family="paragraph" style:parent-style-name="Table_20_Contents">
      <style:text-properties style:font-name="Consolas" officeooo:paragraph-rsid="019fef25"/>
    </style:style>
    <style:style style:name="P84" style:family="paragraph" style:parent-style-name="Table_20_Contents">
      <style:text-properties style:font-name="Consolas" fo:font-weight="bold" officeooo:paragraph-rsid="019fef25" style:font-weight-asian="bold" style:font-weight-complex="bold"/>
    </style:style>
    <style:style style:name="P85" style:family="paragraph" style:parent-style-name="Table_20_Contents">
      <style:text-properties style:font-name="Consolas" fo:font-weight="bold" officeooo:paragraph-rsid="0188f145" style:font-weight-asian="bold" style:font-weight-complex="bold"/>
    </style:style>
    <style:style style:name="P86" style:family="paragraph" style:parent-style-name="Table_20_Contents">
      <style:text-properties style:font-name="Consolas" fo:font-weight="bold" officeooo:paragraph-rsid="0160534b" style:font-weight-asian="bold" style:font-weight-complex="bold"/>
    </style:style>
    <style:style style:name="P87" style:family="paragraph" style:parent-style-name="Table_20_Contents">
      <style:text-properties style:font-name="Consolas" fo:font-weight="bold" officeooo:paragraph-rsid="01649f4a" style:font-weight-asian="bold" style:font-weight-complex="bold"/>
    </style:style>
    <style:style style:name="P88" style:family="paragraph" style:parent-style-name="Table_20_Contents">
      <style:text-properties style:font-name="Consolas" officeooo:paragraph-rsid="0188f145"/>
    </style:style>
    <style:style style:name="P89" style:family="paragraph" style:parent-style-name="Table_20_Contents">
      <style:text-properties style:font-name="Consolas"/>
    </style:style>
    <style:style style:name="P90" style:family="paragraph" style:parent-style-name="Table_20_Contents">
      <style:text-properties style:font-name="Consolas" officeooo:paragraph-rsid="015c7b9f"/>
    </style:style>
    <style:style style:name="P91" style:family="paragraph" style:parent-style-name="Table_20_Contents">
      <style:text-properties style:font-name="Consolas" officeooo:paragraph-rsid="0160534b"/>
    </style:style>
    <style:style style:name="P92" style:family="paragraph" style:parent-style-name="Table_20_Contents">
      <style:text-properties style:font-name="Consolas" fo:font-weight="normal" officeooo:paragraph-rsid="0163c5a5" style:font-weight-asian="normal" style:font-weight-complex="normal"/>
    </style:style>
    <style:style style:name="P93" style:family="paragraph" style:parent-style-name="Table_20_Contents">
      <style:text-properties style:font-name="Consolas" fo:font-weight="normal" officeooo:paragraph-rsid="01649f4a" style:font-weight-asian="normal" style:font-weight-complex="normal"/>
    </style:style>
    <style:style style:name="P94" style:family="paragraph" style:parent-style-name="Table_20_Contents">
      <style:text-properties style:font-name="Consolas" fo:font-weight="normal" officeooo:paragraph-rsid="0191d8fc" style:font-weight-asian="normal" style:font-weight-complex="normal"/>
    </style:style>
    <style:style style:name="P95" style:family="paragraph" style:parent-style-name="Table_20_Contents">
      <style:text-properties style:font-name="Consolas" officeooo:paragraph-rsid="01649f4a"/>
    </style:style>
    <style:style style:name="P96" style:family="paragraph" style:parent-style-name="Table_20_Contents">
      <style:paragraph-properties fo:margin-top="0in" fo:margin-bottom="0in" style:contextual-spacing="false"/>
      <style:text-properties style:font-name="Consolas"/>
    </style:style>
    <style:style style:name="P97" style:family="paragraph" style:parent-style-name="Table_20_Contents">
      <style:paragraph-properties fo:margin-top="0.0598in" fo:margin-bottom="0.0598in" style:contextual-spacing="false"/>
      <style:text-properties officeooo:rsid="01ac7820" officeooo:paragraph-rsid="01ac7820"/>
    </style:style>
    <style:style style:name="P98" style:family="paragraph" style:parent-style-name="Table_20_Contents" style:list-style-name="L1">
      <style:paragraph-properties fo:margin-top="0.0201in" fo:margin-bottom="0.0402in" style:contextual-spacing="false"/>
      <style:text-properties officeooo:paragraph-rsid="00f9b20e"/>
    </style:style>
    <style:style style:name="P99" style:family="paragraph" style:parent-style-name="Table_20_Contents" style:list-style-name="L1">
      <style:paragraph-properties fo:margin-top="0.0201in" fo:margin-bottom="0.0402in" style:contextual-spacing="false"/>
      <style:text-properties officeooo:paragraph-rsid="01578790"/>
    </style:style>
    <style:style style:name="P100" style:family="paragraph" style:parent-style-name="Table_20_Contents" style:list-style-name="L1">
      <style:paragraph-properties fo:margin-top="0.0402in" fo:margin-bottom="0.0402in" style:contextual-spacing="false"/>
      <style:text-properties officeooo:paragraph-rsid="010f00c7"/>
    </style:style>
    <style:style style:name="P101" style:family="paragraph" style:parent-style-name="Table_20_Contents" style:list-style-name="L1">
      <style:paragraph-properties fo:margin-top="0.0402in" fo:margin-bottom="0.0598in" style:contextual-spacing="false"/>
      <style:text-properties officeooo:paragraph-rsid="0191d8fc"/>
    </style:style>
    <style:style style:name="P102" style:family="paragraph" style:parent-style-name="Table_20_Contents" style:list-style-name="L1">
      <style:paragraph-properties fo:margin-top="0.0402in" fo:margin-bottom="0.0402in" style:contextual-spacing="false"/>
      <style:text-properties officeooo:rsid="018ada0c" officeooo:paragraph-rsid="019fef25"/>
    </style:style>
    <style:style style:name="P103" style:family="paragraph" style:parent-style-name="Table_20_Contents" style:list-style-name="L1">
      <style:paragraph-properties fo:margin-top="0.0402in" fo:margin-bottom="0.0402in" style:contextual-spacing="false"/>
      <style:text-properties officeooo:rsid="018e59bd" officeooo:paragraph-rsid="019fef25"/>
    </style:style>
    <style:style style:name="P104" style:family="paragraph" style:parent-style-name="Table_20_Contents" style:list-style-name="L1">
      <style:paragraph-properties fo:margin-top="0.0402in" fo:margin-bottom="0.0402in" style:contextual-spacing="false"/>
      <style:text-properties officeooo:rsid="01682495" officeooo:paragraph-rsid="01682495"/>
    </style:style>
    <style:style style:name="P105" style:family="paragraph" style:parent-style-name="Table_20_Contents" style:list-style-name="L1">
      <style:paragraph-properties fo:margin-top="0.0402in" fo:margin-bottom="0.0598in" style:contextual-spacing="false"/>
      <style:text-properties officeooo:rsid="01934ec4" officeooo:paragraph-rsid="01934ec4"/>
    </style:style>
    <style:style style:name="P106" style:family="paragraph" style:parent-style-name="Table_20_Contents" style:list-style-name="L1">
      <style:paragraph-properties fo:margin-top="0.0402in" fo:margin-bottom="0.0598in" style:contextual-spacing="false"/>
      <style:text-properties officeooo:rsid="0191d8fc" officeooo:paragraph-rsid="01a5dddb"/>
    </style:style>
    <style:style style:name="P107" style:family="paragraph" style:parent-style-name="Table_20_Contents" style:list-style-name="L1">
      <style:paragraph-properties fo:margin-top="0.0402in" fo:margin-bottom="0.0598in" style:contextual-spacing="false"/>
      <style:text-properties officeooo:rsid="01a5dddb" officeooo:paragraph-rsid="01a5dddb"/>
    </style:style>
    <style:style style:name="P108" style:family="paragraph" style:parent-style-name="Table_20_Contents" style:list-style-name="L1">
      <style:paragraph-properties fo:margin-top="0.0402in" fo:margin-bottom="0.0598in" style:contextual-spacing="false"/>
      <style:text-properties officeooo:rsid="01a85004" officeooo:paragraph-rsid="01aaa402"/>
    </style:style>
    <style:style style:name="P109" style:family="paragraph" style:parent-style-name="Table_20_Contents" style:list-style-name="L1">
      <style:paragraph-properties fo:margin-top="0.0402in" fo:margin-bottom="0.0598in" style:contextual-spacing="false"/>
      <style:text-properties officeooo:rsid="01ac0221" officeooo:paragraph-rsid="01ac0221"/>
    </style:style>
    <style:style style:name="P110" style:family="paragraph" style:parent-style-name="Table_20_Contents" style:list-style-name="L1">
      <style:paragraph-properties fo:margin-top="0.0402in" fo:margin-bottom="0.0598in" style:contextual-spacing="false"/>
      <style:text-properties officeooo:rsid="01aaa402" officeooo:paragraph-rsid="01aaa402"/>
    </style:style>
    <style:style style:name="P111" style:family="paragraph" style:parent-style-name="Table_20_Contents" style:list-style-name="L1">
      <style:paragraph-properties fo:margin-top="0.0402in" fo:margin-bottom="0.0598in" style:contextual-spacing="false"/>
      <style:text-properties officeooo:rsid="01ad07b6" officeooo:paragraph-rsid="01ad07b6"/>
    </style:style>
    <style:style style:name="P112" style:family="paragraph" style:parent-style-name="Table_20_Contents" style:list-style-name="L1">
      <style:paragraph-properties fo:margin-top="0.0402in" fo:margin-bottom="0.0598in" style:contextual-spacing="false"/>
      <style:text-properties officeooo:rsid="01ae578b" officeooo:paragraph-rsid="01ae578b"/>
    </style:style>
    <style:style style:name="P113" style:family="paragraph" style:parent-style-name="Table_20_Contents" style:list-style-name="L1">
      <style:paragraph-properties fo:margin-top="0.0402in" fo:margin-bottom="0.0598in" style:contextual-spacing="false"/>
      <style:text-properties officeooo:rsid="01ac7820" officeooo:paragraph-rsid="01ac7820"/>
    </style:style>
    <style:style style:name="T1" style:family="text">
      <style:text-properties officeooo:rsid="0070a0fd"/>
    </style:style>
    <style:style style:name="T2" style:family="text">
      <style:text-properties officeooo:rsid="00828f93"/>
    </style:style>
    <style:style style:name="T3" style:family="text">
      <style:text-properties officeooo:rsid="0087a021"/>
    </style:style>
    <style:style style:name="T4" style:family="text">
      <style:text-properties officeooo:rsid="0098d304"/>
    </style:style>
    <style:style style:name="T5" style:family="text">
      <style:text-properties officeooo:rsid="00aa62d3"/>
    </style:style>
    <style:style style:name="T6" style:family="text">
      <style:text-properties officeooo:rsid="0043803e"/>
    </style:style>
    <style:style style:name="T7" style:family="text">
      <style:text-properties officeooo:rsid="00d8860a"/>
    </style:style>
    <style:style style:name="T8" style:family="text">
      <style:text-properties officeooo:rsid="01164599"/>
    </style:style>
    <style:style style:name="T9" style:family="text">
      <style:text-properties fo:font-style="italic" style:font-style-asian="italic" style:font-style-complex="italic"/>
    </style:style>
    <style:style style:name="T10" style:family="text">
      <style:text-properties fo:font-style="italic" officeooo:rsid="0191d8fc" style:font-style-asian="italic" style:font-style-complex="italic"/>
    </style:style>
    <style:style style:name="T11" style:family="text">
      <style:text-properties officeooo:rsid="012b1c09"/>
    </style:style>
    <style:style style:name="T12" style:family="text">
      <style:text-properties officeooo:rsid="01351e7e"/>
    </style:style>
    <style:style style:name="T13" style:family="text">
      <style:text-properties officeooo:rsid="014d539d"/>
    </style:style>
    <style:style style:name="T14" style:family="text">
      <style:text-properties officeooo:rsid="014fc22d"/>
    </style:style>
    <style:style style:name="T15" style:family="text">
      <style:text-properties officeooo:rsid="0153dbe2"/>
    </style:style>
    <style:style style:name="T16" style:family="text">
      <style:text-properties officeooo:rsid="015746a4"/>
    </style:style>
    <style:style style:name="T17" style:family="text">
      <style:text-properties officeooo:rsid="01578790"/>
    </style:style>
    <style:style style:name="T18" style:family="text">
      <style:text-properties officeooo:rsid="0157ca67"/>
    </style:style>
    <style:style style:name="T19" style:family="text">
      <style:text-properties officeooo:rsid="0159ac5b"/>
    </style:style>
    <style:style style:name="T20" style:family="text">
      <style:text-properties officeooo:rsid="015c7b9f"/>
    </style:style>
    <style:style style:name="T21" style:family="text">
      <style:text-properties fo:font-weight="bold" style:font-weight-asian="bold" style:font-weight-complex="bold"/>
    </style:style>
    <style:style style:name="T22" style:family="text">
      <style:text-properties fo:font-weight="bold" officeooo:rsid="00f942e0" style:font-weight-asian="bold" style:font-weight-complex="bold"/>
    </style:style>
    <style:style style:name="T23" style:family="text">
      <style:text-properties officeooo:rsid="0163c5a5"/>
    </style:style>
    <style:style style:name="T24" style:family="text">
      <style:text-properties style:font-name="Liberation Serif"/>
    </style:style>
    <style:style style:name="T25" style:family="text">
      <style:text-properties officeooo:rsid="0167f1e8"/>
    </style:style>
    <style:style style:name="T26" style:family="text">
      <style:text-properties officeooo:rsid="016901ce"/>
    </style:style>
    <style:style style:name="T27" style:family="text">
      <style:text-properties officeooo:rsid="016939de"/>
    </style:style>
    <style:style style:name="T28" style:family="text">
      <style:text-properties officeooo:rsid="0178e4d2"/>
    </style:style>
    <style:style style:name="T29" style:family="text">
      <style:text-properties officeooo:rsid="0179ac90"/>
    </style:style>
    <style:style style:name="T30" style:family="text">
      <style:text-properties officeooo:rsid="017a07bc"/>
    </style:style>
    <style:style style:name="T31" style:family="text">
      <style:text-properties officeooo:rsid="017b22df"/>
    </style:style>
    <style:style style:name="T32" style:family="text">
      <style:text-properties officeooo:rsid="017df81a"/>
    </style:style>
    <style:style style:name="T33" style:family="text">
      <style:text-properties officeooo:rsid="01820caf"/>
    </style:style>
    <style:style style:name="T34" style:family="text">
      <style:text-properties officeooo:rsid="01835229"/>
    </style:style>
    <style:style style:name="T35" style:family="text">
      <style:text-properties officeooo:rsid="0184903a"/>
    </style:style>
    <style:style style:name="T36" style:family="text">
      <style:text-properties officeooo:rsid="0188c047"/>
    </style:style>
    <style:style style:name="T37" style:family="text">
      <style:text-properties officeooo:rsid="0188e72f"/>
    </style:style>
    <style:style style:name="T38" style:family="text">
      <style:text-properties officeooo:rsid="018f92ae"/>
    </style:style>
    <style:style style:name="T39" style:family="text">
      <style:text-properties officeooo:rsid="018fd45e"/>
    </style:style>
    <style:style style:name="T40" style:family="text">
      <style:text-properties officeooo:rsid="019013ac"/>
    </style:style>
    <style:style style:name="T41" style:family="text">
      <style:text-properties officeooo:rsid="0191d8fc"/>
    </style:style>
    <style:style style:name="T42" style:family="text">
      <style:text-properties officeooo:rsid="01934ec4"/>
    </style:style>
    <style:style style:name="T43" style:family="text">
      <style:text-properties officeooo:rsid="01958136"/>
    </style:style>
    <style:style style:name="T44" style:family="text">
      <style:text-properties officeooo:rsid="01962cf0"/>
    </style:style>
    <style:style style:name="T45" style:family="text">
      <style:text-properties officeooo:rsid="01981145"/>
    </style:style>
    <style:style style:name="T46" style:family="text">
      <style:text-properties officeooo:rsid="019a0097"/>
    </style:style>
    <style:style style:name="T47" style:family="text">
      <style:text-properties officeooo:rsid="019a6e59"/>
    </style:style>
    <style:style style:name="T48" style:family="text">
      <style:text-properties officeooo:rsid="019b0d1a"/>
    </style:style>
    <style:style style:name="T49" style:family="text">
      <style:text-properties officeooo:rsid="019bfaca"/>
    </style:style>
    <style:style style:name="T50" style:family="text">
      <style:text-properties style:font-name="Consolas"/>
    </style:style>
    <style:style style:name="T51" style:family="text">
      <style:text-properties style:font-name="Consolas" officeooo:rsid="019d8dc1"/>
    </style:style>
    <style:style style:name="T52" style:family="text">
      <style:text-properties style:font-name="Consolas" officeooo:rsid="0087a021"/>
    </style:style>
    <style:style style:name="T53" style:family="text">
      <style:text-properties style:font-name="Consolas" officeooo:rsid="015746a4"/>
    </style:style>
    <style:style style:name="T54" style:family="text">
      <style:text-properties style:font-name="Consolas" fo:font-size="12pt" officeooo:rsid="0087a021"/>
    </style:style>
    <style:style style:name="T55" style:family="text">
      <style:text-properties style:font-name="Consolas" officeooo:rsid="018f92ae"/>
    </style:style>
    <style:style style:name="T56" style:family="text">
      <style:text-properties style:font-name="Consolas" officeooo:rsid="0159ac5b"/>
    </style:style>
    <style:style style:name="T57" style:family="text">
      <style:text-properties style:font-name="Consolas" officeooo:rsid="017df81a"/>
    </style:style>
    <style:style style:name="T58" style:family="text">
      <style:text-properties style:font-name="Consolas" officeooo:rsid="0163c5a5"/>
    </style:style>
    <style:style style:name="T59" style:family="text">
      <style:text-properties style:font-name="Consolas" fo:font-weight="normal" style:font-weight-asian="normal" style:font-weight-complex="normal"/>
    </style:style>
    <style:style style:name="T60" style:family="text">
      <style:text-properties style:font-name="Consolas" officeooo:rsid="01934ec4"/>
    </style:style>
    <style:style style:name="T61" style:family="text">
      <style:text-properties style:font-name="Consolas" officeooo:rsid="01ad07b6"/>
    </style:style>
    <style:style style:name="T62" style:family="text">
      <style:text-properties officeooo:rsid="019d8dc1"/>
    </style:style>
    <style:style style:name="T63" style:family="text">
      <style:text-properties style:text-underline-style="solid" style:text-underline-width="auto" style:text-underline-color="font-color" officeooo:rsid="0153dbe2"/>
    </style:style>
    <style:style style:name="T64" style:family="text">
      <style:text-properties officeooo:rsid="019f8cc4"/>
    </style:style>
    <style:style style:name="T65" style:family="text">
      <style:text-properties fo:color="#c9211e" loext:opacity="100%" fo:font-weight="bold" style:font-weight-asian="bold" style:font-weight-complex="bold"/>
    </style:style>
    <style:style style:name="T66" style:family="text">
      <style:text-properties fo:font-size="12pt" officeooo:rsid="0087a021"/>
    </style:style>
    <style:style style:name="T67" style:family="text">
      <style:text-properties officeooo:rsid="01a1e16a"/>
    </style:style>
    <style:style style:name="T68" style:family="text">
      <style:text-properties officeooo:rsid="01a5a7dc"/>
    </style:style>
    <style:style style:name="T69" style:family="text">
      <style:text-properties officeooo:rsid="01a782ff"/>
    </style:style>
    <style:style style:name="T70" style:family="text">
      <style:text-properties officeooo:rsid="01a9b044"/>
    </style:style>
    <style:style style:name="T71" style:family="text">
      <style:text-properties officeooo:rsid="01ac7820"/>
    </style:style>
    <style:style style:name="T72" style:family="text">
      <style:text-properties officeooo:rsid="01ad07b6"/>
    </style:style>
    <style:style style:name="T73" style:family="text">
      <style:text-properties officeooo:rsid="01b09427"/>
    </style:style>
    <style:style style:name="T74" style:family="text">
      <style:text-properties officeooo:rsid="01b11f14"/>
    </style:style>
    <style:style style:name="T75" style:family="text">
      <style:text-properties officeooo:rsid="01b30dc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9">IT101</text:p>
          </table:table-cell>
          <table:table-cell table:style-name="Table1.A1" office:value-type="string">
            <text:p text:style-name="P16">Lab <text:span text:style-name="T49">4</text:span></text:p>
          </table:table-cell>
        </table:table-row>
        <table:table-row>
          <table:table-cell table:style-name="Table1.A1" office:value-type="string">
            <text:p text:style-name="P1">Score: ______/<text:span text:style-name="T44">2</text:span><text:span text:style-name="T74">2</text:span></text:p>
          </table:table-cell>
          <table:table-cell table:style-name="Table1.A1" office:value-type="string">
            <text:p text:style-name="P60">v1.<text:span text:style-name="T49">1</text:span></text:p>
          </table:table-cell>
        </table:table-row>
      </table:table>
      <text:p text:style-name="P4"/>
      <text:p text:style-name="P20">The purpose of this <text:span text:style-name="T48">lab</text:span><text:span text:style-name="T1"> is to get </text:span><text:span text:style-name="T2">experience </text:span><text:span text:style-name="T8">with </text:span><text:span text:style-name="T13">classes </text:span><text:span text:style-name="T28">and </text:span><text:span text:style-name="T29">objects</text:span><text:span text:style-name="T13">.</text:span></text:p>
      <text:p text:style-name="P17"/>
      <text:p text:style-name="P3">Specifications</text:p>
      <text:p text:style-name="P18"/>
      <text:p text:style-name="P24">Before beginning, accept the GitHub Classroom assignment <text:span text:style-name="T2">and clone the assignment repository to your local computer using GitHub Desktop. </text:span><text:span text:style-name="T3">All files made in this lab should be made in your local repository. </text:span><text:span text:style-name="T22">You do not need to recreate the examples shown in this lab, but it may help with your understanding.</text:span></text:p>
      <text:p text:style-name="P21"/>
      <text:p text:style-name="P74">Some exercises will be split by your major. If you are an SDP student, some of your exercises will be more difficult. If you are in IT, feel free to do the SDP instructions to challenge yourself.</text:p>
      <text:p text:style-name="P21"/>
      <text:p text:style-name="P21">Object-oriented programming (OOP) is one of the most effective approaches to writing software. In object-oriented programming, you write classes that represent real-world things and situations, and you create objects based on these classes. When you write a class, you define the general behavior that a whole category of objects can have.</text:p>
      <text:p text:style-name="P21"/>
      <text:p text:style-name="P41">Creating and Using a Class</text:p>
      <text:p text:style-name="P26"/>
      <text:p text:style-name="P61">Let’s start by writing a simple class, <text:span text:style-name="T50">Dog</text:span>, that represents a dog—not one dog in particular, but any dog. What do we know about most pet dogs? Well, they all have a name and an age. We also know that most dogs sit and roll over. Those two pieces of information (name and age) and those two behaviors (sit and roll over) will go in our Dog class because they’re common to most dogs. This class will tell Python how to make an object representing a dog. After our class is written, we’ll use it to make individual instances, each of which represents one specific dog.</text:p>
      <text:p text:style-name="P61"/>
      <text:p text:style-name="P62">Create a file called “dog.py” and add the following code to it:</text:p>
      <text:p text:style-name="P40"/>
      <table:table table:name="Table2" table:style-name="Table2">
        <table:table-column table:style-name="Table2.A"/>
        <table:table-row>
          <table:table-cell table:style-name="Table2.A1" office:value-type="string">
            <text:p text:style-name="P45"><text:span text:style-name="T14">dog</text:span>.py</text:p>
          </table:table-cell>
        </table:table-row>
        <table:table-row>
          <table:table-cell table:style-name="Table2.A2" office:value-type="string">
            <text:p text:style-name="P76">class Dog:</text:p>
            <text:p text:style-name="P76"><text:s text:c="4"/>"""A simple attempt to model a dog."""</text:p>
            <text:p text:style-name="P76"><text:s text:c="4"/></text:p>
            <text:p text:style-name="P76"><text:s text:c="4"/>def __init__(self, name, age):</text:p>
            <text:p text:style-name="P76"><text:s text:c="8"/>"""Initialize name and age attributes."""</text:p>
            <text:p text:style-name="P76"><text:s text:c="8"/>self.name = name</text:p>
            <text:p text:style-name="P76"><text:s text:c="8"/>self.age = age</text:p>
            <text:p text:style-name="P76"/>
            <text:p text:style-name="P76"><text:s text:c="4"/>def sit(self):</text:p>
            <text:p text:style-name="P76"><text:s text:c="8"/>"""Simulate a dog sitting in response to a command."""</text:p>
            <text:p text:style-name="P76"><text:s text:c="8"/>print(f"{self.name} is now sitting.")</text:p>
            <text:p text:style-name="P76"/>
            <text:p text:style-name="P76"><text:s text:c="4"/>def roll_over(self):</text:p>
            <text:p text:style-name="P76"><text:s text:c="8"/>"""Simulate rolling over in response to a command."""</text:p>
            <text:p text:style-name="P76"><text:s text:c="8"/>print(f"{self.name} rolled over!")</text:p>
          </table:table-cell>
        </table:table-row>
      </table:table>
      <text:p text:style-name="P72"><text:soft-page-break/>In Python, class names use the PascalCase naming convention.</text:p>
      <text:p text:style-name="P75"/>
      <text:p text:style-name="P63">The <text:span text:style-name="T50">__init__()</text:span> Method</text:p>
      <text:p text:style-name="P75"/>
      <text:p text:style-name="P25">A function that’s part of a class is a method. Everything you learned about functions applies to methods as well; the only practical difference for now is the way we’ll call methods. The <text:span text:style-name="T50">__init__()</text:span> method is a special method that Python runs automatically whenever we create a new instance based on the Dog class. This method has two leading underscores and two trailing underscores, a convention that helps prevent Python’s default method names from conflicting with your method names.</text:p>
      <text:p text:style-name="P22"/>
      <text:p text:style-name="P25">We define the <text:span text:style-name="T50">__init__()</text:span> method to have three parameters: <text:span text:style-name="T50">self</text:span>, <text:span text:style-name="T50">name</text:span>, and <text:span text:style-name="T50">age</text:span>. The <text:span text:style-name="T50">self</text:span> parameter is required in <text:span text:style-name="T62">all instance</text:span> method definition<text:span text:style-name="T62">s</text:span>, and it must come first, before the other parameters. It must be included in the definition because when Python calls this method later (to create an instance of Dog), the method call will automatically pass the self argument. Every method call associated with an instance automatically passes <text:span text:style-name="T50">self</text:span>, which is a reference to the instance itself; it gives the individual instance access to the attributes and methods in the class. <text:span text:style-name="T62">For all intents and purposes, </text:span><text:span text:style-name="T51">self</text:span><text:span text:style-name="T62"> is equivalent to the </text:span><text:span text:style-name="T51">this</text:span><text:span text:style-name="T62"> keyword on other OOP languages.</text:span></text:p>
      <text:p text:style-name="P25"/>
      <text:p text:style-name="P25">When we make an instance of Dog, Python will call the <text:span text:style-name="T50">__init__()</text:span> method from the Dog class. We’ll pass <text:span text:style-name="T50">Dog()</text:span> a name and an age as arguments; <text:span text:style-name="T50">self</text:span> is passed automatically, so we don’t need to pass it. Whenever we want to make an instance from the Dog class, we’ll provide values for only the last two parameters, name and age.</text:p>
      <text:p text:style-name="P22"/>
      <text:p text:style-name="P25">The two variables defined in the body of the <text:span text:style-name="T50">__init__()</text:span> method each have the prefix self. Any variable prefixed with self is available to every method in the class, and we’ll also be able to access these variables through any instance created from the class. The line <text:span text:style-name="T50">self.name = name</text:span> takes the value associated with the parameter name and assigns it to the variable name, which is then attached to the instance being created. The same process happens with <text:span text:style-name="T50">self.age = age</text:span>. Variables that are accessible through instances like this are called attributes.</text:p>
      <text:p text:style-name="P22"/>
      <text:p text:style-name="P22">The Dog class has two other methods defined: <text:span text:style-name="T50">sit()</text:span> and <text:span text:style-name="T50">roll_over()</text:span>. Because these methods don’t need additional information to run, we just define them to have one parameter: <text:span text:style-name="T50">self</text:span>. The instances we create later will have access to these methods. For now, <text:span text:style-name="T62">these two methods don’t do much</text:span>. They simply print a message saying the dog is sitting or rolling over. But the concept can be extended to realistic situations: if this class were part of a computer game, these methods would contain code to make an animated dog sit and roll over. If this class was written to control a robot, these methods would direct movements that cause a robotic dog to sit and roll over.</text:p>
      <text:p text:style-name="P22"/>
      <text:p text:style-name="P42">Making an Instance from a Class</text:p>
      <text:p text:style-name="P22"/>
      <text:p text:style-name="P22">Let’s make an instance representing a specific dog. <text:span text:style-name="T15">Add this code </text:span><text:span text:style-name="T63">under</text:span><text:span text:style-name="T15"> your class definition </text:span><text:span text:style-name="T64">with no indentation,</text:span><text:span text:style-name="T15"> </text:span><text:span text:style-name="T64">ensuring it is aligned with the leftmost margin</text:span><text:span text:style-name="T15">:</text:span></text:p>
      <text:p text:style-name="P22"/>
      <table:table table:name="Table38" table:style-name="Table38">
        <table:table-column table:style-name="Table38.A"/>
        <table:table-row>
          <table:table-cell table:style-name="Table38.A1" office:value-type="string">
            <text:p text:style-name="P46"><text:span text:style-name="T14">dog</text:span>.py</text:p>
          </table:table-cell>
        </table:table-row>
        <table:table-row>
          <table:table-cell table:style-name="Table38.A2" office:value-type="string">
            <text:p text:style-name="P77">my_dog = Dog('Willie', 6)</text:p>
            <text:p text:style-name="P77"/>
            <text:p text:style-name="P77">print(f"My dog's name is {my_dog.name}.")</text:p>
            <text:p text:style-name="P77">print(f"My dog is {my_dog.age} years old.")</text:p>
          </table:table-cell>
        </table:table-row>
      </table:table>
      <text:p text:style-name="P23"><text:soft-page-break/>Here, we tell Python to create a dog whose name is 'Willie' and whose age is 6. When Python reads this line, it calls the <text:span text:style-name="T50">__init__()</text:span> method in <text:span text:style-name="T50">Dog</text:span> with the arguments 'Willie' and 6. The <text:span text:style-name="T50">__init__()</text:span> method creates an instance representing this particular dog and sets the name and age attributes using the values we provided. Python then returns an instance representing this dog. We assign that instance to the variable <text:span text:style-name="T50">my_dog</text:span>. The naming convention is helpful here; we can usually assume that a capitalized name like <text:span text:style-name="T50">Dog</text:span> refers to a class, and a lowercase name like <text:span text:style-name="T50">my_dog</text:span> refers to a single instance created from a class. <text:span text:style-name="T16">In “dog.py”, call </text:span><text:span text:style-name="T53">sit()</text:span><text:span text:style-name="T16"> and </text:span><text:span text:style-name="T53">roll_over()</text:span><text:span text:style-name="T16"> too.</text:span></text:p>
      <text:p text:style-name="P31"/>
      <table:table table:name="Table21" table:style-name="Table21">
        <table:table-column table:style-name="Table21.A"/>
        <table:table-row>
          <table:table-cell table:style-name="Table21.A1" office:value-type="string">
            <text:p text:style-name="P28">Exercise<text:span text:style-name="T4">s</text:span></text:p>
          </table:table-cell>
        </table:table-row>
        <table:table-row>
          <table:table-cell table:style-name="Table21.A2" office:value-type="string">
            <text:list text:style-name="L1">
              <text:list-item text:start-value="1">
                <text:p text:style-name="P98"><text:span text:style-name="T30">(2 pts) </text:span><text:span text:style-name="T3">Create a file called “</text:span><text:span text:style-name="T16">resturant</text:span><text:span text:style-name="T3">.py”. Make a class called </text:span><text:span text:style-name="T52">Restaurant</text:span><text:span text:style-name="T3">. The </text:span><text:span text:style-name="T52">__init__()</text:span><text:span text:style-name="T3"> method for </text:span><text:span text:style-name="T50">Restaurant</text:span> should store two attributes: a <text:span text:style-name="T50">restaurant_name </text:span>and a <text:span text:style-name="T50">cuisine_type</text:span>. Make a method called <text:span text:style-name="T50">describe_restaurant()</text:span> that prints these two pieces of information, and a method called <text:span text:style-name="T50">open_restaurant()</text:span> that prints a message indicating that the restaurant is open.</text:p>
                <text:list>
                  <text:list-item>
                    <text:p text:style-name="P98">Make an instance called restaurant from your class. Print the two attributes individually, and then call both methods.</text:p>
                  </text:list-item>
                </text:list>
              </text:list-item>
              <text:list-item>
                <text:p text:style-name="P99"><text:span text:style-name="T30">(2 pts) </text:span><text:span text:style-name="T3">Create a file called “</text:span><text:span text:style-name="T11">user</text:span><text:span text:style-name="T3">.py”. </text:span><text:span text:style-name="T17">M</text:span><text:span text:style-name="T3">ake a class called </text:span><text:span text:style-name="T52">User</text:span><text:span text:style-name="T3">. Create two attributes called </text:span><text:span text:style-name="T52">first_name</text:span><text:span text:style-name="T3"> </text:span>and <text:span text:style-name="T50">last_name</text:span>, and then create <text:span text:style-name="T67">at least two</text:span> other attributes that are typically stored in a user’<text:span text:style-name="T30">s social media</text:span> profile. Make a method called <text:span text:style-name="T50">describe_user()</text:span> that prints a summary of the user’s information. Make another method called <text:span text:style-name="T50">greet_user()</text:span> that prints a personalized greeting to the user. </text:p>
                <text:list>
                  <text:list-item>
                    <text:p text:style-name="P99">Create <text:span text:style-name="T17">three</text:span> instances representing different users, and call both methods for each user.</text:p>
                  </text:list-item>
                </text:list>
              </text:list-item>
            </text:list>
          </table:table-cell>
        </table:table-row>
      </table:table>
      <text:p text:style-name="P8"/>
      <text:p text:style-name="P54">Working with Classes and Instances</text:p>
      <text:p text:style-name="P8"/>
      <text:p text:style-name="P8"><text:span text:style-name="T43">(1 pt) </text:span><text:span text:style-name="T65">Let’s write a new class representing a car.</text:span> Our class will store information about the kind of car we’re working with, and it will have a method that summarizes this information:</text:p>
      <text:p text:style-name="P8"/>
      <table:table table:name="Table20" table:style-name="Table20">
        <table:table-column table:style-name="Table20.A"/>
        <table:table-row>
          <table:table-cell table:style-name="Table20.A1" office:value-type="string">
            <text:p text:style-name="P51"><text:span text:style-name="T31">car</text:span>.py</text:p>
          </table:table-cell>
        </table:table-row>
        <table:table-row>
          <table:table-cell table:style-name="Table20.A2" office:value-type="string">
            <text:p text:style-name="P78">class Car:</text:p>
            <text:p text:style-name="P78"><text:s text:c="4"/>"""A simple attempt to represent a car."""</text:p>
            <text:p text:style-name="P78"/>
            <text:p text:style-name="P78"><text:s text:c="4"/>def __init__(self, make, model, year):</text:p>
            <text:p text:style-name="P78"><text:s text:c="8"/>"""Initialize attributes to describe a car."""</text:p>
            <text:p text:style-name="P78"><text:s text:c="8"/>self.make = make</text:p>
            <text:p text:style-name="P78"><text:s text:c="8"/>self.model = model</text:p>
            <text:p text:style-name="P78"><text:s text:c="8"/>self.year = year</text:p>
            <text:p text:style-name="P78"/>
            <text:p text:style-name="P78"><text:s text:c="4"/>def get_descriptive_name(self):</text:p>
            <text:p text:style-name="P78"><text:s text:c="8"/>"""Return a neatly formatted descriptive name."""</text:p>
            <text:p text:style-name="P78"><text:s text:c="8"/>long_name = f"{self.year} {self.make} {self.model}"</text:p>
            <text:p text:style-name="P78"><text:s text:c="8"/>return long_name.title()</text:p>
            <text:p text:style-name="P78"/>
            <text:p text:style-name="P78">my_new_car = Car('audi', 'a4', 2024)</text:p>
            <text:p text:style-name="P78">print(my_new_car.get_descriptive_name())</text:p>
          </table:table-cell>
        </table:table-row>
      </table:table>
      <text:p text:style-name="P9"><text:soft-page-break/>In the Car class, we define the <text:span text:style-name="T50">__init__()</text:span> method with the self parameter first, just like we did with the Dog class. We also give it three other parameters: make, model, and year. The <text:span text:style-name="T50">__init__()</text:span> method takes in these parameters and assigns them to the attributes that will be associated with instances made from this class. When we make a new Car instance, we’ll need to specify a make, model, and year for our instance.</text:p>
      <text:p text:style-name="P9"/>
      <text:p text:style-name="P9">We define a method called <text:span text:style-name="T50">get_descriptive_name()</text:span> that puts a car’s year, make, and model into one string neatly describing the car. This will spare us from having to print each attribute’s value individually. To work with the attribute values in this method, we use <text:span text:style-name="T50">self.make</text:span>, <text:span text:style-name="T50">self.model</text:span>, and <text:span text:style-name="T50">self.year</text:span>. Outside of the class, we make an instance from the Car class and assign it to the variable my_new_car 3. Then we call <text:span text:style-name="T50">get_descriptive_name()</text:span> to show what kind of car we have:</text:p>
      <text:p text:style-name="P9"/>
      <table:table table:name="Table9" table:style-name="Table9">
        <table:table-column table:style-name="Table9.A"/>
        <table:table-row>
          <table:table-cell table:style-name="Table9.A1" office:value-type="string">
            <text:p text:style-name="P55">Output</text:p>
          </table:table-cell>
        </table:table-row>
        <table:table-row>
          <table:table-cell table:style-name="Table9.A2" office:value-type="string">
            <text:p text:style-name="P79">2024 Audi A4</text:p>
          </table:table-cell>
        </table:table-row>
      </table:table>
      <text:p text:style-name="P10"/>
      <text:p text:style-name="P9">To make the class more interesting, let’s add an attribute that changes over time. We’ll add an attribute that stores the car’s overall mileage. When an instance is created, attributes can be defined without being passed in as parameters. These attributes can be defined in the <text:span text:style-name="T50">__init__()</text:span> method, where they are assigned a default value.</text:p>
      <text:p text:style-name="P9"/>
      <text:p text:style-name="P9">Let’s add an attribute called <text:span text:style-name="T50">odometer_reading</text:span> that always starts with a value of 0. We’ll also add a method <text:span text:style-name="T50">read_odometer()</text:span> that helps us read each car’s odometer:</text:p>
      <text:p text:style-name="P9"/>
      <table:table table:name="Table8" table:style-name="Table8">
        <table:table-column table:style-name="Table8.A"/>
        <table:table-row>
          <table:table-cell table:style-name="Table8.A1" office:value-type="string">
            <text:p text:style-name="P52"><text:span text:style-name="T31">car</text:span>.py</text:p>
          </table:table-cell>
        </table:table-row>
        <table:table-row>
          <table:table-cell table:style-name="Table8.A2" office:value-type="string">
            <text:p text:style-name="P83">class Car:</text:p>
            <text:p text:style-name="P83"><text:s text:c="4"/>"""A simple attempt to represent a car."""</text:p>
            <text:p text:style-name="P83"/>
            <text:p text:style-name="P83"><text:s text:c="4"/>def __init__(self, make, model, year):</text:p>
            <text:p text:style-name="P83"><text:s text:c="8"/>"""Initialize attributes to describe a car."""</text:p>
            <text:p text:style-name="P83"><text:s text:c="8"/>self.make = make</text:p>
            <text:p text:style-name="P83"><text:s text:c="8"/>self.model = model</text:p>
            <text:p text:style-name="P83"><text:s text:c="8"/>self.year = year</text:p>
            <text:p text:style-name="P83"><text:s text:c="8"/><text:span text:style-name="T21">self.odometer_reading = 0</text:span></text:p>
            <text:p text:style-name="P83"/>
            <text:p text:style-name="P83"><text:s text:c="4"/>def get_descriptive_name(self):</text:p>
            <text:p text:style-name="P83"><text:s text:c="8"/>"""Return a neatly formatted descriptive name."""</text:p>
            <text:p text:style-name="P83"><text:s text:c="8"/>long_name = f"{self.year} {self.make} {self.model}"</text:p>
            <text:p text:style-name="P83"><text:s text:c="8"/>return long_name.title()</text:p>
            <text:p text:style-name="P83"/>
            <text:p text:style-name="P83"><text:s text:c="4"/><text:span text:style-name="T21">def read_odometer(self):</text:span></text:p>
            <text:p text:style-name="P84"><text:s text:c="8"/>"""Print a statement showing the car's mileage."""</text:p>
            <text:p text:style-name="P84"><text:s text:c="8"/>print(f"This car has {self.odometer_reading} miles on it.")</text:p>
            <text:p text:style-name="P83"/>
            <text:p text:style-name="P83">my_new_car = Car('audi', 'a4', 2024)</text:p>
            <text:p text:style-name="P83">print(my_new_car.get_descriptive_name())</text:p>
            <text:p text:style-name="P84">my_new_car.read_odometer()</text:p>
          </table:table-cell>
        </table:table-row>
      </table:table>
      <text:p text:style-name="P11"><text:soft-page-break/>This time, when Python calls the <text:span text:style-name="T50">__init__()</text:span> method to create a new instance, it stores the make, model, and year values as attributes, like it did in the previous example. Then Python creates a new attribute called <text:span text:style-name="T50">odometer_reading</text:span> and sets its initial value to 0. We also have a new method called <text:span text:style-name="T50">read_odometer()</text:span> that makes it easy to read a car’s mileage.</text:p>
      <text:p text:style-name="P11"/>
      <text:p text:style-name="P11">Our car starts with a mileage of 0:</text:p>
      <text:p text:style-name="P12"/>
      <table:table table:name="Table12" table:style-name="Table12">
        <table:table-column table:style-name="Table12.A"/>
        <table:table-row>
          <table:table-cell table:style-name="Table12.A1" office:value-type="string">
            <text:p text:style-name="P57">Output</text:p>
          </table:table-cell>
        </table:table-row>
        <table:table-row>
          <table:table-cell table:style-name="Table12.A2" office:value-type="string">
            <text:p text:style-name="P80">2024 Audi A4</text:p>
            <text:p text:style-name="P80">This car has 0 miles on it.</text:p>
          </table:table-cell>
        </table:table-row>
      </table:table>
      <text:p text:style-name="P12"/>
      <text:p text:style-name="P12">Not many cars are sold with exactly 0 miles on the odometer, so we need a way to change the value of this attribute. You can change an attribute’s value in three ways: you can change the value directly through an instance, set the value through a method, or increment the value through a method. <text:span text:style-name="T36">Let’s just focus on setting the value through a method for now.</text:span></text:p>
      <text:p text:style-name="P12"/>
      <text:p text:style-name="P12">Here’s an example showing a method called <text:span text:style-name="T50">update_odometer()</text:span>:</text:p>
      <text:p text:style-name="P15"/>
      <table:table table:name="Table10" table:style-name="Table10">
        <table:table-column table:style-name="Table10.A"/>
        <table:table-row>
          <table:table-cell table:style-name="Table10.A1" office:value-type="string">
            <text:p text:style-name="P52"><text:span text:style-name="T31">car</text:span>.py</text:p>
          </table:table-cell>
        </table:table-row>
        <table:table-row>
          <table:table-cell table:style-name="Table10.A2" office:value-type="string">
            <text:p text:style-name="P83">class Car:</text:p>
            <text:p text:style-name="P83"><text:s text:c="4"/>...</text:p>
            <text:p text:style-name="P83"/>
            <text:p text:style-name="P83"><text:s text:c="4"/>def update_odometer(self, mileage):</text:p>
            <text:p text:style-name="P83"><text:s text:c="8"/>"""Set the odometer reading to the given value."""</text:p>
            <text:p text:style-name="P83"><text:s text:c="8"/>self.odometer_reading = mileage</text:p>
            <text:p text:style-name="P83"/>
            <text:p text:style-name="P83">my_new_car = Car('audi', 'a4', 2024)</text:p>
            <text:p text:style-name="P83">print(my_new_car.get_descriptive_name()<text:span text:style-name="T37">)</text:span></text:p>
            <text:p text:style-name="P83"/>
            <text:p text:style-name="P84">my_new_car.update_odometer(23)</text:p>
            <text:p text:style-name="P83">my_new_car.read_odometer()</text:p>
          </table:table-cell>
        </table:table-row>
      </table:table>
      <text:p text:style-name="P73"><text:span text:style-name="T66"/></text:p>
      <text:p text:style-name="P73"><text:span text:style-name="T66">The only modification to Car is the addition of </text:span><text:span text:style-name="T54">update_odometer()</text:span><text:span text:style-name="T66">. This method takes in a mileage value and assigns it to </text:span><text:span text:style-name="T54">self.odometer_reading</text:span><text:span text:style-name="T66">. Using the </text:span><text:span text:style-name="T54">my_new_car</text:span><text:span text:style-name="T66"> instance, we call </text:span><text:span text:style-name="T54">update_odometer()</text:span><text:span text:style-name="T66"> with 23 as an argument. This sets the odometer reading to 23, and </text:span><text:span text:style-name="T54">read_odometer()</text:span><text:span text:style-name="T66"> prints the reading:</text:span></text:p>
      <text:p text:style-name="P13"/>
      <table:table table:name="Table14" table:style-name="Table14">
        <table:table-column table:style-name="Table14.A"/>
        <table:table-row>
          <table:table-cell table:style-name="Table14.A1" office:value-type="string">
            <text:p text:style-name="P58">Output</text:p>
          </table:table-cell>
        </table:table-row>
        <table:table-row>
          <table:table-cell table:style-name="Table14.A2" office:value-type="string">
            <text:p text:style-name="P81">2024 Audi A4</text:p>
            <text:p text:style-name="P81">This car has <text:span text:style-name="T37">23</text:span> miles on it.</text:p>
          </table:table-cell>
        </table:table-row>
      </table:table>
      <text:p text:style-name="P13"/>
      <text:p text:style-name="P13">We can extend the method <text:span text:style-name="T50">update_odometer()</text:span> to do additional work every time the odometer reading is modified. Let’s add a little logic to make sure no one tries to roll back the odometer reading:</text:p>
      <text:p text:style-name="P14"/>
      <text:p text:style-name="P14"/>
      <table:table table:name="Table13" table:style-name="Table13">
        <table:table-column table:style-name="Table13.A"/>
        <text:soft-page-break/>
        <table:table-row>
          <table:table-cell table:style-name="Table13.A1" office:value-type="string">
            <text:p text:style-name="P50"><text:span text:style-name="T31">car</text:span>.py</text:p>
          </table:table-cell>
        </table:table-row>
        <table:table-row>
          <table:table-cell table:style-name="Table13.A2" office:value-type="string">
            <text:p text:style-name="P88">class Car:</text:p>
            <text:p text:style-name="P88"><text:s text:c="4"/>...</text:p>
            <text:p text:style-name="P88"/>
            <text:p text:style-name="P88">def update_odometer(self, mileage):</text:p>
            <text:p text:style-name="P88"><text:s text:c="4"/><text:span text:style-name="T21">"""</text:span></text:p>
            <text:p text:style-name="P85"><text:s text:c="4"/>Set the odometer reading to the given value.</text:p>
            <text:p text:style-name="P85"><text:s text:c="4"/>Reject the change if it attempts to roll the odometer back.</text:p>
            <text:p text:style-name="P85"><text:s text:c="4"/>"""</text:p>
            <text:p text:style-name="P85"><text:s text:c="4"/>if mileage &gt;= self.odometer_reading:</text:p>
            <text:p text:style-name="P88"><text:s text:c="8"/>self.odometer_reading = mileage</text:p>
            <text:p text:style-name="P88"><text:s text:c="4"/><text:span text:style-name="T21">else:</text:span></text:p>
            <text:p text:style-name="P85"><text:s text:c="8"/>print("You can't roll back an odometer!")</text:p>
            <text:p text:style-name="P88"/>
            <text:p text:style-name="P88">...</text:p>
          </table:table-cell>
        </table:table-row>
      </table:table>
      <text:p text:style-name="P14"/>
      <table:table table:name="Table15" table:style-name="Table15">
        <table:table-column table:style-name="Table15.A"/>
        <table:table-row>
          <table:table-cell table:style-name="Table15.A1" office:value-type="string">
            <text:p text:style-name="P39">Exercise<text:span text:style-name="T4">s</text:span></text:p>
          </table:table-cell>
        </table:table-row>
        <table:table-row>
          <table:table-cell table:style-name="Table15.A2" office:value-type="string">
            <text:list text:continue-numbering="true" text:style-name="L1">
              <text:list-item>
                <text:p text:style-name="P102"><text:span text:style-name="T44">(2 pts) </text:span>Modify your “restaurant.py” file to include an attribute called <text:span text:style-name="T50">number_served</text:span> with a default value of 0. Create an instance called restaurant from this class. Print the number of customers the restaurant has served, and then change this value and print it again.</text:p>
                <text:list>
                  <text:list-item>
                    <text:p text:style-name="P102">Add a method called <text:span text:style-name="T50">set_number_served()</text:span> that lets you set the number of customers that have been served. Call this method with a new number and print the value again.</text:p>
                  </text:list-item>
                  <text:list-item>
                    <text:p text:style-name="P102">Add a method called <text:span text:style-name="T50">increment_number_served()</text:span> that lets you increment the number of customers who’ve been served. Call this method with any number you like that could represent how many customers were served in, say, a day of business.</text:p>
                  </text:list-item>
                </text:list>
              </text:list-item>
              <text:list-item>
                <text:p text:style-name="P103"><text:span text:style-name="T44">(2 pts) </text:span>Modify your “user.py” file <text:span text:style-name="T38">to include an attribute called </text:span><text:span text:style-name="T55">login_attempts</text:span><text:span text:style-name="T38"> in your </text:span><text:span text:style-name="T55">User</text:span><text:span text:style-name="T38"> class</text:span>. Write a method called <text:span text:style-name="T50">increment_login_attempts()</text:span> that increments the value of <text:span text:style-name="T50">login_attempts</text:span> by 1. Write another method called <text:span text:style-name="T50">reset_login_attempts()</text:span> that resets the value of <text:span text:style-name="T50">login_attempts</text:span> to <text:span text:style-name="T39">0</text:span>.</text:p>
                <text:list>
                  <text:list-item>
                    <text:p text:style-name="P103">Make an instance of the <text:span text:style-name="T50">User</text:span> class and call <text:span text:style-name="T50">increment_login_attempts()</text:span> several times <text:span text:style-name="T40">using a for loop</text:span>. Print the value of <text:span text:style-name="T50">login_attempts</text:span> to make sure it was incremented properly, and then call <text:span text:style-name="T50">reset_login_attempts()</text:span>. Print <text:span text:style-name="T50">login_attempts</text:span> again to make sure it was reset to 0.</text:p>
                  </text:list-item>
                </text:list>
              </text:list-item>
            </text:list>
          </table:table-cell>
        </table:table-row>
      </table:table>
      <text:p text:style-name="P14"/>
      <text:p text:style-name="P53">Inheritance</text:p>
      <text:p text:style-name="P27"/>
      <text:p text:style-name="P27">When you’re writing a new class based on an existing class, you’ll often want to call the <text:span text:style-name="T50">__init__()</text:span> method from the parent class. This will initialize any attributes that were defined in the parent <text:span text:style-name="T50">__init__()</text:span> method and make them available in the child class.</text:p>
      <text:p text:style-name="P27"/>
      <text:p text:style-name="P38">As an example, let’s model an electric car. An electric car is just a spe<text:span text:style-name="T18">c</text:span>ific kind of car, so we can base our new <text:span text:style-name="T50">ElectricCar</text:span> class on the <text:span text:style-name="T50">Car</text:span> class <text:span text:style-name="T18">included with the repository you cloned</text:span>. Then we’ll only have to write code for the attributes and behaviors specific to electric cars.</text:p>
      <text:p text:style-name="P27"/>
      <text:p text:style-name="Standard"><text:soft-page-break/><text:span text:style-name="T33">(1 pt) </text:span><text:span text:style-name="T65">Create a file called “electric_car.py”.</text:span> <text:span text:style-name="T19">Import </text:span><text:span text:style-name="T35">just the</text:span> <text:span text:style-name="T56">Car</text:span><text:span text:style-name="T19"> </text:span><text:span text:style-name="T35">class </text:span><text:span text:style-name="T19">by having this line at the top of your file:</text:span></text:p>
      <text:p text:style-name="P64"/>
      <table:table table:name="Table3" table:style-name="Table3">
        <table:table-column table:style-name="Table3.A"/>
        <table:table-row>
          <table:table-cell table:style-name="Table3.A1" office:value-type="string">
            <text:p text:style-name="P89">from car import Car </text:p>
          </table:table-cell>
        </table:table-row>
      </table:table>
      <text:p text:style-name="P64"><text:s/></text:p>
      <text:p text:style-name="P65">Add this code to “electric_car.py”:</text:p>
      <text:p text:style-name="P65"/>
      <table:table table:name="Table4" table:style-name="Table4">
        <table:table-column table:style-name="Table4.A"/>
        <table:table-row>
          <table:table-cell table:style-name="Table4.A1" office:value-type="string">
            <text:p text:style-name="P47"><text:span text:style-name="T20">electric_car</text:span>.py</text:p>
          </table:table-cell>
        </table:table-row>
        <table:table-row>
          <table:table-cell table:style-name="Table4.A2" office:value-type="string">
            <text:p text:style-name="P90">class ElectricCar(Car):</text:p>
            <text:p text:style-name="P90"><text:s text:c="4"/>"""Represent aspects of a car, specific to electric vehicles."""</text:p>
            <text:p text:style-name="P90"/>
            <text:p text:style-name="P90"><text:s text:c="4"/>def __init__(self, make, model, year):</text:p>
            <text:p text:style-name="P90"><text:s text:c="8"/>"""Initialize attributes of the parent class."""</text:p>
            <text:p text:style-name="P90"><text:s text:c="8"/>super().__init__(make, model, year)</text:p>
            <text:p text:style-name="P90"><text:s text:c="8"/></text:p>
            <text:p text:style-name="P90">my_leaf = ElectricCar('nissan', 'leaf', 2024)</text:p>
            <text:p text:style-name="P90">print(my_leaf.get_descriptive_name())</text:p>
          </table:table-cell>
        </table:table-row>
      </table:table>
      <text:p text:style-name="P34"/>
      <text:p text:style-name="P34">We start with <text:span text:style-name="T50">Car</text:span>. When you create a child class, the parent class must be part of the current file and must appear before the child class in the file. <text:span text:style-name="T32">In this case, since you’re importing the </text:span><text:span text:style-name="T57">Car</text:span><text:span text:style-name="T32"> class, you’re able to use it. </text:span>We then define the child class, <text:span text:style-name="T50">ElectricCar</text:span>. The name of the parent class must be included in parentheses in the definition of a child class. The <text:span text:style-name="T50">__init__()</text:span> method takes in the information required to make a <text:span text:style-name="T50">Car</text:span> instance.</text:p>
      <text:p text:style-name="P34"/>
      <text:p text:style-name="P34">The <text:span text:style-name="T50">super()</text:span> function is a special function that allows you to call a method from the parent class. This line tells Python to call the <text:span text:style-name="T50">__init__()</text:span> method from <text:span text:style-name="T50">Car</text:span>, which gives an <text:span text:style-name="T50">ElectricCar</text:span> instance all the attributes defined in that method. The name <text:span text:style-name="T50">super</text:span> comes from a convention of calling the parent class a <text:span text:style-name="T50">superclass</text:span> and the child class a <text:span text:style-name="T50">subclass</text:span>.</text:p>
      <text:p text:style-name="P34"/>
      <text:p text:style-name="P34">Aside from <text:span text:style-name="T50">__init__()</text:span>, there are no attributes or methods yet that are particular to an electric car. At this point we’re just making sure the electric car has the appropriate <text:span text:style-name="T50">Car</text:span> behaviors:</text:p>
      <text:p text:style-name="P34"/>
      <table:table table:name="Table11" table:style-name="Table11">
        <table:table-column table:style-name="Table11.A"/>
        <table:table-row>
          <table:table-cell table:style-name="Table11.A1" office:value-type="string">
            <text:p text:style-name="P56">Output</text:p>
          </table:table-cell>
        </table:table-row>
        <table:table-row>
          <table:table-cell table:style-name="Table11.A2" office:value-type="string">
            <text:p text:style-name="P82">2024 Nissan Leaf</text:p>
          </table:table-cell>
        </table:table-row>
      </table:table>
      <text:p text:style-name="P35"/>
      <text:p text:style-name="P35">Once you have a child class that inherits from a parent class, you can add any new attributes and methods necessary to differentiate the child class from the parent class.</text:p>
      <text:p text:style-name="P27"/>
      <text:p text:style-name="P27">Let’s add an attribute that’s specific to electric cars (a battery, for example) and a method to report on this attribute. We’ll store the battery size and write a method that prints a description of the battery:</text:p>
      <text:p text:style-name="P27"/>
      <table:table table:name="Table5" table:style-name="Table5">
        <table:table-column table:style-name="Table5.A"/>
        <table:table-row>
          <table:table-cell table:style-name="Table5.A1" office:value-type="string">
            <text:p text:style-name="P48"><text:span text:style-name="T20">electric_car</text:span>.py</text:p>
          </table:table-cell>
        </table:table-row>
        <table:table-row>
          <table:table-cell table:style-name="Table5.A2" office:value-type="string">
            <text:p text:style-name="P91">from car import Car</text:p>
            <text:p text:style-name="P91"/>
            <text:p text:style-name="P91">class ElectricCar(Car):</text:p>
            <text:p text:style-name="P91"><text:s text:c="4"/>"""Represent aspects of a car, specific to electric vehicles."""</text:p>
            <text:p text:style-name="P91"/>
            <text:p text:style-name="P91"><text:s text:c="4"/>def __init__(self, make, model, year):</text:p>
            <text:p text:style-name="P91"><text:s text:c="8"/><text:span text:style-name="T21">"""</text:span></text:p>
            <text:p text:style-name="P86"><text:s text:c="8"/>Initialize attributes of the parent class.</text:p>
            <text:p text:style-name="P86"><text:s text:c="8"/>Then initialize attributes specific to an electric car.</text:p>
            <text:p text:style-name="P86"><text:s text:c="8"/>"""</text:p>
            <text:p text:style-name="P91"><text:s text:c="8"/>super().__init__(make, model, year)</text:p>
            <text:p text:style-name="P91"><text:s text:c="8"/><text:span text:style-name="T21">self.battery_size = 40</text:span></text:p>
            <text:p text:style-name="P91"/>
            <text:p text:style-name="P86"><text:s text:c="4"/>def describe_battery(self):</text:p>
            <text:p text:style-name="P86"><text:s text:c="8"/>"""Print a statement describing the battery size."""</text:p>
            <text:p text:style-name="P86"><text:s text:c="8"/>print(f"This car has a {self.battery_size}-kWh battery.")</text:p>
            <text:p text:style-name="P91"><text:s text:c="8"/></text:p>
            <text:p text:style-name="P91">my_leaf = ElectricCar('nissan', 'leaf', 2024)</text:p>
            <text:p text:style-name="P91">print(my_leaf.get_descriptive_name())</text:p>
            <text:p text:style-name="P86">my_leaf.describe_battery()</text:p>
          </table:table-cell>
        </table:table-row>
      </table:table>
      <text:p text:style-name="P32"/>
      <text:p text:style-name="P70">Modify your “electric_car.py” file to reflect these changes and run the code. </text:p>
      <text:p text:style-name="P70"/>
      <text:p text:style-name="P70">We add a new attribute <text:span text:style-name="T50">self.battery_size</text:span> and set its initial value to 40. This attribute will be associated with all instances created from the <text:span text:style-name="T50">ElectricCar</text:span> class but won’t be associated with any instances of <text:span text:style-name="T50">Car</text:span>.</text:p>
      <text:p text:style-name="P69"/>
      <text:p text:style-name="P43">Overriding Methods from the Parent Class</text:p>
      <text:p text:style-name="P32"/>
      <text:p text:style-name="P32">You can override any method from the parent class that doesn’t fit what you’re trying to model with the child class. To do this, you define a method in the child class with the same name as the method you want to override in the parent class. Python will disregard the parent class method and only pay attention to the method you define in the child class.</text:p>
      <text:p text:style-name="P32"/>
      <text:p text:style-name="P32"><text:span text:style-name="T23">T</text:span>he class Car ha<text:span text:style-name="T23">s</text:span> a method called <text:span text:style-name="T50">fill_gas_tank()</text:span>. This method is meaningless for an all-electric vehicle, so you might want to override this method. <text:span text:style-name="T23">Modify your </text:span><text:span text:style-name="T58">ElectricCar</text:span><text:span text:style-name="T23"> class to have this method:</text:span></text:p>
      <text:p text:style-name="P32"/>
      <table:table table:name="Table6" table:style-name="Table6">
        <table:table-column table:style-name="Table6.A"/>
        <table:table-row>
          <table:table-cell table:style-name="Table6.A1" office:value-type="string">
            <text:p text:style-name="P92">class ElectricCar(Car):</text:p>
            <text:p text:style-name="P92"><text:s text:c="4"/>...</text:p>
            <text:p text:style-name="P92"/>
            <text:p text:style-name="P92"><text:s text:c="4"/>def fill_gas_tank(self):</text:p>
            <text:p text:style-name="P92"><text:s text:c="8"/>"""Electric cars don't have gas tanks."""</text:p>
            <text:p text:style-name="P92"><text:s text:c="8"/>print("This car doesn't need a gas tank!")</text:p>
          </table:table-cell>
        </table:table-row>
      </table:table>
      <text:p text:style-name="P33"/>
      <text:p text:style-name="P32"><text:soft-page-break/>Now if someone tries to call <text:span text:style-name="T50">fill_gas_tank()</text:span> with an electric car, Python will ignore the method <text:span text:style-name="T50">fill_gas_tank()</text:span> in <text:span text:style-name="T50">Car</text:span> and run this code instead. When you use inheritance, you can make your child classes retain what you need and override anything you don’t need from the parent class.</text:p>
      <text:p text:style-name="P32"/>
      <text:p text:style-name="P66">Call the <text:span text:style-name="T52">fill_gas_tank(</text:span><text:span text:style-name="T50">)</text:span><text:span text:style-name="T24"> using your </text:span><text:span text:style-name="T59">ElectricCar</text:span><text:span text:style-name="T24"> instance.</text:span></text:p>
      <text:p text:style-name="P32"/>
      <text:p text:style-name="P67"><text:span text:style-name="T34">There may be times</text:span> where you want to have instances of other classes as an attribute in your object. For example, let’s add another class called <text:span text:style-name="T50">Battery</text:span> in your “electric_car.py” file.</text:p>
      <text:p text:style-name="P67"/>
      <table:table table:name="Table7" table:style-name="Table7">
        <table:table-column table:style-name="Table7.A"/>
        <table:table-row>
          <table:table-cell table:style-name="Table7.A1" office:value-type="string">
            <text:p text:style-name="P49"><text:span text:style-name="T20">electric_car</text:span>.py</text:p>
          </table:table-cell>
        </table:table-row>
        <table:table-row>
          <table:table-cell table:style-name="Table7.A2" office:value-type="string">
            <text:p text:style-name="P95">from car import Car</text:p>
            <text:p text:style-name="P93"/>
            <text:p text:style-name="P87">class Battery:</text:p>
            <text:p text:style-name="P87"><text:s text:c="4"/>"""A simple attempt to model a battery for an electric car."""</text:p>
            <text:p text:style-name="P87"/>
            <text:p text:style-name="P87"><text:s text:c="4"/>def __init__(self, battery_size=40):</text:p>
            <text:p text:style-name="P87"><text:s text:c="8"/>"""Initialize the battery's attributes."""</text:p>
            <text:p text:style-name="P87"><text:s text:c="8"/>self.battery_size = battery_size</text:p>
            <text:p text:style-name="P87"/>
            <text:p text:style-name="P87"><text:s text:c="4"/>def describe_battery(self):</text:p>
            <text:p text:style-name="P87"><text:s text:c="8"/>"""Print a statement describing the battery size."""</text:p>
            <text:p text:style-name="P87"><text:s text:c="8"/>print(f"This car has a {self.battery_size}-kWh battery.")</text:p>
            <text:p text:style-name="P93"/>
            <text:p text:style-name="P93">class ElectricCar(Car):</text:p>
            <text:p text:style-name="P93"><text:s text:c="4"/>"""Represent aspects of a car, specific to electric vehicles."""</text:p>
            <text:p text:style-name="P93"/>
            <text:p text:style-name="P93"><text:s text:c="4"/>def __init__(self, make, model, year):</text:p>
            <text:p text:style-name="P93"><text:s text:c="8"/>"""</text:p>
            <text:p text:style-name="P93"><text:s text:c="8"/>Initialize attributes of the parent class.</text:p>
            <text:p text:style-name="P93"><text:s text:c="8"/>Then initialize attributes specific to an electric car.</text:p>
            <text:p text:style-name="P93"><text:s text:c="8"/>"""</text:p>
            <text:p text:style-name="P93"><text:s text:c="8"/>super().__init__(make, model, year)</text:p>
            <text:p text:style-name="P93"><text:s text:c="8"/>self.battery = Battery()</text:p>
            <text:p text:style-name="P93"/>
            <text:p text:style-name="P93"><text:s text:c="4"/>def fill_gas_tank(self):</text:p>
            <text:p text:style-name="P93"><text:s text:c="8"/>"""Electric cars don't have gas tanks."""</text:p>
            <text:p text:style-name="P93"><text:s text:c="8"/>print("This car doesn't need a gas tank!")</text:p>
            <text:p text:style-name="P93"><text:s text:c="8"/></text:p>
            <text:p text:style-name="P93">my_leaf = ElectricCar('nissan', 'leaf', 2024)</text:p>
            <text:p text:style-name="P93">print(my_leaf.get_descriptive_name())</text:p>
            <text:p text:style-name="P87">my_leaf.battery.describe_battery()</text:p>
          </table:table-cell>
        </table:table-row>
      </table:table>
      <text:p text:style-name="P67"/>
      <text:p text:style-name="P32">We define a new class called <text:span text:style-name="T50">Battery</text:span> that doesn’t inherit from any other class. The <text:span text:style-name="T50">__init__()</text:span> method has one parameter, <text:span text:style-name="T50">battery_size</text:span>, in addition to <text:span text:style-name="T50">self</text:span>. This is an optional parameter that sets the battery’s size to 40 if no value is provided. The method <text:span text:style-name="T50">describe_battery()</text:span> has been moved to this class as well.</text:p>
      <text:p text:style-name="P32"/>
      <text:p text:style-name="P68"><text:soft-page-break/>Run this code and make sure it’s working.</text:p>
      <text:p text:style-name="P32"/>
      <table:table table:name="Table40" table:style-name="Table40">
        <table:table-column table:style-name="Table40.A"/>
        <table:table-row>
          <table:table-cell table:style-name="Table40.A1" office:value-type="string">
            <text:p text:style-name="P29">Exercise<text:span text:style-name="T4">s</text:span></text:p>
          </table:table-cell>
        </table:table-row>
        <table:table-row>
          <table:table-cell table:style-name="Table40.A2" office:value-type="string">
            <text:list text:continue-numbering="true" text:style-name="L1">
              <text:list-item>
                <text:p text:style-name="P100"><text:span text:style-name="T45">(2 pts) </text:span><text:span text:style-name="T3">Create a file called “</text:span><text:span text:style-name="T25">ice_cream_stand</text:span><text:span text:style-name="T12">.py”. An ice cream stand is a specific kind of restaurant. Write </text:span>a class called <text:span text:style-name="T50">IceCreamStand</text:span> that inherits from the <text:span text:style-name="T50">Restaurant</text:span> class you wrote <text:span text:style-name="T25">earlier</text:span>. Add an attribute called flavors that stores a list of ice cream flavors. Write a method that displays these flavors. Create an instance of <text:span text:style-name="T50">IceCreamStand</text:span>, and call this method.</text:p>
              </text:list-item>
              <text:list-item>
                <text:p text:style-name="P104"><text:span text:style-name="T45">(1 pt) </text:span>Create a file called “admin.py”. An administrator is a special kind of user. Write a class called <text:span text:style-name="T50">Admin</text:span> that inherits from the <text:span text:style-name="T50">User</text:span> class you wrote <text:span text:style-name="T26">earlier</text:span>. Add an attribute, <text:span text:style-name="T50">privileges</text:span>, that stores a list of strings like "can add post", "can delete post", "can ban user", and so on. Write a method called <text:span text:style-name="T50">show_privileges()</text:span> that lists the administrator’s set of privileges. Create an instance of <text:span text:style-name="T50">Admin</text:span>, and call your method.</text:p>
              </text:list-item>
              <text:list-item>
                <text:p text:style-name="P104"><text:span text:style-name="T46">(1 pt) </text:span>Write a separate <text:span text:style-name="T50">Privileges</text:span> class <text:span text:style-name="T27">inside of “admin.py”</text:span>. The class should have one attribute, <text:span text:style-name="T50">privileges</text:span>, that stores a list of strings as described in <text:span text:style-name="T27">the last exercise</text:span>. Move the <text:span text:style-name="T50">show_privileges()</text:span> method to this class. Make a <text:span text:style-name="T50">Privileges</text:span> instance as an attribute in the <text:span text:style-name="T50">Admin</text:span> class. Create a new instance of Admin and use your method to show its privileges.</text:p>
              </text:list-item>
            </text:list>
          </table:table-cell>
        </table:table-row>
      </table:table>
      <text:p text:style-name="P30"/>
      <text:p text:style-name="P44">Python Standard Library</text:p>
      <text:p text:style-name="P30"/>
      <text:p text:style-name="P30">The <text:span text:style-name="T9">Python standard library</text:span> is a set of modules included with every Python installation. Now that you have a basic understanding of how functions and classes work, you can start to use modules like these that other programmers have written. You can use any function or class in the standard library by including a simple <text:span text:style-name="T50">import</text:span> statement at the top of your file. Let’s look at one module, <text:span text:style-name="T50">random</text:span>, which can be useful in modeling many real-world situations.</text:p>
      <text:p text:style-name="P30"/>
      <text:p text:style-name="P30">One interesting function from the random module is <text:span text:style-name="T50">randint()</text:span>. This function takes two integer arguments and returns a randomly selected integer between (and including) those numbers. Here’s how to generate a random number between 1 and 6:</text:p>
      <text:p text:style-name="P36"/>
      <table:table table:name="Table17" table:style-name="Table17">
        <table:table-column table:style-name="Table17.A"/>
        <table:table-row>
          <table:table-cell table:style-name="Table17.A1" office:value-type="string">
            <text:p text:style-name="P59">terminal</text:p>
          </table:table-cell>
        </table:table-row>
        <table:table-row>
          <table:table-cell table:style-name="Table17.A2" office:value-type="string">
            <text:p text:style-name="P94">&gt;&gt;&gt; from random import randint</text:p>
            <text:p text:style-name="P94">&gt;&gt;&gt; randint(1, 6)</text:p>
            <text:p text:style-name="P94">3</text:p>
          </table:table-cell>
        </table:table-row>
      </table:table>
      <text:p text:style-name="P36"/>
      <text:p text:style-name="P36">Another useful function is <text:span text:style-name="T50">choice()</text:span>. This function takes in a list or tuple and returns a randomly chosen element:</text:p>
      <text:p text:style-name="P36"/>
      <table:table table:name="Table18" table:style-name="Table18">
        <table:table-column table:style-name="Table18.A"/>
        <table:table-row>
          <table:table-cell table:style-name="Table18.A1" office:value-type="string">
            <text:p text:style-name="P59">terminal</text:p>
          </table:table-cell>
        </table:table-row>
        <table:table-row>
          <table:table-cell table:style-name="Table18.A2" office:value-type="string">
            <text:p text:style-name="P94">&gt;&gt;&gt; from random import choice</text:p>
            <text:p text:style-name="P94">&gt;&gt;&gt; players = ['charles', 'martina', 'michael', 'florence', 'eli']</text:p>
            <text:p text:style-name="P94">&gt;&gt;&gt; first_up = choice(players)</text:p>
            <text:p text:style-name="P94">&gt;&gt;&gt; first_up</text:p>
            <text:p text:style-name="P94">'florence'</text:p>
          </table:table-cell>
        </table:table-row>
      </table:table>
      <text:p text:style-name="P36"><text:soft-page-break/></text:p>
      <table:table table:name="Table19" table:style-name="Table19">
        <table:table-column table:style-name="Table19.A"/>
        <table:table-row>
          <table:table-cell table:style-name="Table19.A1" office:value-type="string">
            <text:p text:style-name="P37">Exercise<text:span text:style-name="T4">s</text:span></text:p>
          </table:table-cell>
        </table:table-row>
        <table:table-row>
          <table:table-cell table:style-name="Table19.A2" office:value-type="string">
            <text:list text:continue-numbering="true" text:style-name="L1">
              <text:list-item>
                <text:p text:style-name="P105"><text:span text:style-name="T46">(1 pt) </text:span>Create a file called “lottery.py”. Make a tuple <text:span text:style-name="T46">(not list)</text:span> containing a series of 10 numbers and 5 letters. Randomly select 4 numbers or letters from the <text:span text:style-name="T68">tuple</text:span> and print a message saying that any ticket matching these 4 numbers or letters wins a prize.</text:p>
              </text:list-item>
              <text:list-item>
                <text:p text:style-name="P101"><text:span text:style-name="T46">(2 pts) </text:span><text:span text:style-name="T3">Create a file called “</text:span><text:span text:style-name="T41">dnd</text:span><text:span text:style-name="T12">.py”. </text:span><text:span text:style-name="T41">In </text:span><text:span text:style-name="T10">Dungeons and Dragons</text:span><text:span text:style-name="T41">, occasionally, a player may roll a 20-sided die with “advantage”, which means they will roll two D20 die and take the highest number. Write code that rolls two 20-sided die and prints the highest number.</text:span></text:p>
                <text:list>
                  <text:list-item>
                    <text:p text:style-name="P106">Move the random number generation to a function called <text:span text:style-name="T50">roll_die()</text:span> that takes an argument called <text:span text:style-name="T50">sides</text:span>. Also, give it an argument called <text:span text:style-name="T50">advantage</text:span> with the default value <text:span text:style-name="T60">F</text:span><text:span text:style-name="T50">alse</text:span>. A random number between 1 and <text:span text:style-name="T50">sides</text:span> should be returned. If <text:span text:style-name="T50">advantage</text:span> is true, roll two die and return the highest one. </text:p>
                  </text:list-item>
                  <text:list-item>
                    <text:p text:style-name="P106">Roll a D6, D8, and D20 <text:span text:style-name="T42">and print the results</text:span>. Roll one with advantage.</text:p>
                  </text:list-item>
                  <text:list-item>
                    <text:p text:style-name="P107">Incorporate user input. Ask the user what dice to roll and whether or not it should have advantage. <text:span text:style-name="T69">Keep asking for inputs until the user types in “quit”.</text:span></text:p>
                  </text:list-item>
                </text:list>
              </text:list-item>
              <text:list-item>
                <text:p text:style-name="P108">(<text:span text:style-name="T71">5</text:span> pts) Create a file called “monster_fight.py”. Create a monster battle simulator.</text:p>
                <text:list>
                  <text:list-header>
                    <text:p text:style-name="P109">Before beginning, note that there is a <text:span text:style-name="T50">min()</text:span> and <text:span text:style-name="T50">max()</text:span> function. <text:span text:style-name="T50">min()</text:span> receives two numeric arguments and returns the lowest of the two. <text:span text:style-name="T50">max()</text:span> receives two numeric arguments and returns the greater of the two. </text:p>
                  </text:list-header>
                  <text:list-item>
                    <text:p text:style-name="P108">Create a class called “Monster”.</text:p>
                  </text:list-item>
                  <text:list-item>
                    <text:p text:style-name="P108">When a Monster instance is created, it should receive <text:span text:style-name="T70">a name, </text:span>its base hit points <text:span text:style-name="T72">(HP)</text:span>, attack stat, defense stat, and speed stat (all whole numbers).</text:p>
                  </text:list-item>
                  <text:list-item>
                    <text:p text:style-name="P110">Add a method called <text:span text:style-name="T50">take_damage</text:span><text:span text:style-name="T61">()</text:span> that receives an integer for how much damage it will take. The calculation should be “damage received – defense of the monster”. When a monster takes damage, it must take at least one point of damage. <text:span text:style-name="T72">Subtract the damage to receive from the monster’s HP.</text:span></text:p>
                    <text:list>
                      <text:list-item>
                        <text:p text:style-name="P110">Introduce a 10% probability for critical damage. Critical hits will result in damage equal to twice the net damage received. To clarify, multiplication should occur after subtracting the defense if the hit is critical. <text:span text:style-name="T72">If the hit is critical, print “Critical hit!”</text:span></text:p>
                      </text:list-item>
                      <text:list-item>
                        <text:p text:style-name="P111">Before <text:span text:style-name="T50">take_damage()</text:span> returns, print how much damage was taken and how many hit points are remaining for the monster.</text:p>
                      </text:list-item>
                    </text:list>
                  </text:list-item>
                  <text:list-item>
                    <text:p text:style-name="P111">Create a method called <text:span text:style-name="T50">is_Kod()</text:span> that simply returns <text:span text:style-name="T50">True</text:span> if the monster’s HP is less than or equal to 0 or <text:span text:style-name="T50">False</text:span> otherwise.</text:p>
                  </text:list-item>
                  <text:list-item>
                    <text:p text:style-name="P111">Create a new class called “Arena”. Ensure this class is not nested in the <text:span text:style-name="T50">Monster</text:span> class.</text:p>
                  </text:list-item>
                  <text:list-item>
                    <text:p text:style-name="P111">When an <text:span text:style-name="T50">Arena</text:span> instance is created, it should receive two <text:span text:style-name="T50">Monster</text:span> instances. Save them in two instance variables called <text:span text:style-name="T50">monster1</text:span> and <text:span text:style-name="T50">monster2</text:span>.</text:p>
                  </text:list-item>
                  <text:list-item>
                    <text:p text:style-name="P111">Create a method called <text:span text:style-name="T50">fight()</text:span>. When <text:span text:style-name="T50">fight()</text:span> is called, print out the names of the two monsters fighting against each other (<text:span text:style-name="T50">monster1</text:span> and <text:span text:style-name="T50">monster2</text:span>).</text:p>
                    <text:list>
                      <text:list-item>
                        <text:p text:style-name="P111"><text:soft-page-break/>The <text:span text:style-name="T50">fight()</text:span> method should only return after one of the monsters has been KO’d.</text:p>
                      </text:list-item>
                      <text:list-item>
                        <text:p text:style-name="P111">The first monster to attack should be the one with the highest speed stat. If both monster’s have the same speed stat, choose one randomly. Remember to use the <text:span text:style-name="T50">take_damage()</text:span> method.</text:p>
                      </text:list-item>
                      <text:list-item>
                        <text:p text:style-name="P111">After the first monster attacks, check if the attacked monster has been KO’d. If so, break the loop.</text:p>
                      </text:list-item>
                      <text:list-item>
                        <text:p text:style-name="P111">The second monster attacks next. If the attacked monster has been KO’d, break the loop.</text:p>
                      </text:list-item>
                      <text:list-item>
                        <text:p text:style-name="P112">After the fight ends by KO, print the name of the monster who won the fight.</text:p>
                      </text:list-item>
                      <text:list-item>
                        <text:p text:style-name="P112">Lastly, add a turn counter to know which turn the fight is on.</text:p>
                      </text:list-item>
                    </text:list>
                  </text:list-item>
                  <text:list-item>
                    <text:p text:style-name="P112">Outside of both classes, create two <text:span text:style-name="T50">Monster</text:span> instances and one <text:span text:style-name="T50">Arena</text:span> instance and start the fight!</text:p>
                  </text:list-item>
                  <text:list-item>
                    <text:p text:style-name="P113">Example output:</text:p>
                  </text:list-item>
                </text:list>
              </text:list-item>
            </text:list>
            <table:table table:name="Table16" table:style-name="Table16">
              <table:table-column table:style-name="Table16.A"/>
              <table:table-row>
                <table:table-cell table:style-name="Table16.A1" office:value-type="string">
                  <text:p text:style-name="P96">Grog vs Blorg!</text:p>
                  <text:p text:style-name="P96">=====Turn 1=====</text:p>
                  <text:p text:style-name="P96">Blorg takes 5 damage! 24 HP remaining.</text:p>
                  <text:p text:style-name="P96"/>
                  <text:p text:style-name="P96">Grog takes 5 damage! 13 HP remaining.</text:p>
                  <text:p text:style-name="P96"/>
                  <text:p text:style-name="P96">=====Turn 2=====</text:p>
                  <text:p text:style-name="P96">Blorg takes 5 damage! 19 HP remaining.</text:p>
                  <text:p text:style-name="P96"/>
                  <text:p text:style-name="P96">Grog takes 5 damage! 8 HP remaining.</text:p>
                  <text:p text:style-name="P96"/>
                  <text:p text:style-name="P96">=====Turn 3=====</text:p>
                  <text:p text:style-name="P96">Critical hit!</text:p>
                  <text:p text:style-name="P96">Blorg takes 10 damage! 9 HP remaining.</text:p>
                  <text:p text:style-name="P96"/>
                  <text:p text:style-name="P96">Grog takes 5 damage! 3 HP remaining.</text:p>
                  <text:p text:style-name="P96"/>
                  <text:p text:style-name="P96">=====Turn 4=====</text:p>
                  <text:p text:style-name="P96">Blorg takes 5 damage! 4 HP remaining.</text:p>
                  <text:p text:style-name="P96"/>
                  <text:p text:style-name="P96">Grog takes 5 damage! 0 HP remaining.</text:p>
                  <text:p text:style-name="P96"/>
                  <text:p text:style-name="P96">Blorg wins!</text:p>
                </table:table-cell>
              </table:table-row>
            </table:table>
            <text:p text:style-name="P97"/>
          </table:table-cell>
        </table:table-row>
      </table:table>
      <text:p text:style-name="P36"/>
      <text:p text:style-name="P2">Submission</text:p>
      <text:p text:style-name="P71"/>
      <text:p text:style-name="P6">The submission for this <text:span text:style-name="T7">lab</text:span> <text:span text:style-name="T5">is</text:span> the commit ID you want to be graded. <text:span text:style-name="T6">You will submit it via the Canvas assignment. </text:span><text:span text:style-name="T5">If you’ve forgotten which commit ID to submit or how to find it, refer back to lab 0.</text:span></text:p>
      <text:p text:style-name="P5"/>
      <text:p text:style-name="P7">There should be <text:span text:style-name="T75">9</text:span> items you’ve added to your reposito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57ca67"/>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4-03-23T16:54:37.502000000</dc:date>
    <meta:editing-duration>PT20H46M16S</meta:editing-duration>
    <meta:editing-cycles>105</meta:editing-cycles>
    <meta:generator>LibreOffice/24.2.1.2$Windows_X86_64 LibreOffice_project/db4def46b0453cc22e2d0305797cf981b68ef5ac</meta:generator>
    <meta:document-statistic meta:table-count="23" meta:image-count="0" meta:object-count="0" meta:page-count="12" meta:paragraph-count="270" meta:word-count="4027" meta:character-count="25260" meta:non-whitespace-character-count="20951"/>
  </office:meta>
</office:document-meta>
</file>